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none" draw:stroke="solid" svg:stroke-width="0.01389in" svg:stroke-color="#000000" svg:stroke-opacity="100%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7">
      <style:graphic-properties draw:fill="none" draw:stroke="solid" svg:stroke-width="0.01389in" svg:stroke-color="#000000" svg:stroke-opacity="100%"/>
    </style:style>
    <style:style style:family="paragraph" style:name="a142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draw:fill="none" draw:stroke="solid" svg:stroke-width="0.01389in" svg:stroke-color="#000000" svg:stroke-opacity="100%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4">
      <style:graphic-properties draw:fill="none" draw:stroke="solid" svg:stroke-width="0.01389in" svg:stroke-color="#000000" svg:stroke-opacity="100%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4">
      <style:graphic-properties draw:fill="none" draw:stroke="solid" svg:stroke-width="0.01389in" svg:stroke-color="#000000" svg:stroke-opacity="100%"/>
    </style:style>
    <text:list-style style:name="a13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90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64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500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67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503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21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507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41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1552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25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44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73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77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05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532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08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535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1326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71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539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1455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29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1458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00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294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04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516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297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34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38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86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12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32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461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35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1464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548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38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</office:automatic-styles>
  <office:body>
    <office:presentation>
      <draw:page draw:name="Slide2" draw:style-name="a1273" draw:master-page-name="Master1-Layout1-title-Title-Slide" presentation:presentation-page-layout-name="Master1-PPL1" draw:id="Slide-257">
        <draw:frame draw:id="id227" presentation:style-name="a1279" draw:name="Subtitle 2" svg:x="0.66667in" svg:y="4.26502in" svg:width="7.22222in" svg:height="1.91667in" presentation:class="subtitle" presentation:placeholder="false">
          <draw:text-box>
            <text:p text:style-name="a1275" text:class-names="" text:cond-style-name=""><text:span text:style-name="a1274" text:class-names="">Presented by</text:span></text:p>
            <text:p text:style-name="a1278" text:class-names="" text:cond-style-name=""><text:span text:style-name="a1276" text:class-names="">Your Name</text:span><text:span text:style-name="a1277" text:class-names=""/></text:p>
          </draw:text-box>
          <svg:title/>
          <svg:desc/>
        </draw:frame>
        <draw:frame draw:id="id228" presentation:style-name="a1283" draw:name="Title 1" svg:x="0.66667in" svg:y="2.62674in" svg:width="12.33333in" svg:height="1.60764in" presentation:class="title" presentation:placeholder="false">
          <draw:text-box>
            <text:p text:style-name="a1282" text:class-names="" text:cond-style-name=""><text:span text:style-name="a1280" text:class-names="">Title of Training Presentation</text:span><text:span text:style-name="a1281" text:class-names=""/></text:p>
          </draw:text-box>
          <svg:title/>
          <svg:desc/>
        </draw:frame>
        <presentation:notes draw:style-name="a1290">
          <draw:page-thumbnail draw:page-number="1" svg:x="0.75in" svg:y="1.25in" svg:width="6in" svg:height="3.375in" presentation:class="page" draw:id="id229" presentation:style-name="a1284" draw:name="Slide Image Placeholder 1">
            <svg:title/>
            <svg:desc/>
          </draw:page-thumbnail>
          <draw:frame draw:id="id230" presentation:style-name="a128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1" draw:style-name="a1289" draw:name="Slide Number Placeholder 3" svg:x="4.24826in" svg:y="9.49826in" svg:width="3.25in" svg:height="0.50174in">
            <draw:text-box>
              <text:p text:style-name="a1288" text:class-names="" text:cond-style-name=""><text:span text:style-name="a1286" text:class-names=""><text:page-number style:num-format="1" text:fixed="false">1</text:page-number></text:span><text:span text:style-name="a1287" text:class-names=""/></text:p>
            </draw:text-box>
            <svg:title/>
            <svg:desc/>
          </draw:frame>
        </presentation:notes>
      </draw:page>
      <draw:page draw:name="Slide3" draw:style-name="a1291" draw:master-page-name="Master1-Layout2-obj-Title-and-Content" presentation:presentation-page-layout-name="Master1-PPL2" draw:id="Slide-258">
        <draw:frame draw:id="id232" presentation:style-name="a1305" draw:name="Content Placeholder 2" svg:x="0.66667in" svg:y="2.46in" svg:width="12in" svg:height="4.73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Introduce the subject of the presentation.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State how presentation will benefit audience.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State presenter’s level of expertise in subject.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1" text:class-names="">Tip: Click and scroll in the notes pane below to see more instructions, or to add your own speaker notes.</text:span><text:span text:style-name="a1302" text:class-names=""/></text:p>
              </text:list-item>
            </text:list>
          </draw:text-box>
          <svg:title/>
          <svg:desc/>
        </draw:frame>
        <draw:frame draw:id="id233" presentation:style-name="a1309" draw:name="Title 1" svg:x="0.66667in" svg:y="1.25in" svg:width="12in" svg:height="1.16667in" presentation:class="title" presentation:placeholder="false">
          <draw:text-box>
            <text:p text:style-name="a1308" text:class-names="" text:cond-style-name=""><text:span text:style-name="a1306" text:class-names="">Introduction</text:span><text:span text:style-name="a1307" text:class-names=""/></text:p>
          </draw:text-box>
          <svg:title/>
          <svg:desc/>
        </draw:frame>
        <presentation:notes draw:style-name="a1322">
          <draw:page-thumbnail draw:page-number="2" svg:x="0.75in" svg:y="1.25in" svg:width="6in" svg:height="3.375in" presentation:class="page" draw:id="id234" presentation:style-name="a1310" draw:name="Slide Image Placeholder 1">
            <svg:title/>
            <svg:desc/>
          </draw:page-thumbnail>
          <draw:frame draw:id="id235" presentation:style-name="a1317" draw:name="Notes Placeholder 2" svg:x="0.75in" svg:y="4.8125in" svg:width="6in" svg:height="3.9375in" presentation:class="notes" presentation:placeholder="false">
            <draw:text-box>
              <text:list text:style-name="a1313">
                <text:list-item>
                  <text:p text:style-name="a1312" text:class-names="" text:cond-style-name=""><text:span text:style-name="a1311" text:class-names="">How presentation will benefit audience: Adult learners are more interested in a subject if they know how or why it is important to them.</text:span></text:p>
                </text:list-item>
              </text:list>
              <text:list text:style-name="a1316">
                <text:list-item>
                  <text:p text:style-name="a1315" text:class-names="" text:cond-style-name=""><text:span text:style-name="a1314" text:class-names="">Presenter’s level of expertise in the subject: Briefly state your credentials in this area, or explain why participants should listen to you.</text:span></text:p>
                </text:list-item>
              </text:list>
            </draw:text-box>
            <svg:title/>
            <svg:desc/>
          </draw:frame>
          <draw:frame draw:id="id236" draw:style-name="a1321" draw:name="Slide Number Placeholder 3" svg:x="4.24826in" svg:y="9.49826in" svg:width="3.25in" svg:height="0.50174in">
            <draw:text-box>
              <text:p text:style-name="a1320" text:class-names="" text:cond-style-name=""><text:span text:style-name="a1318" text:class-names=""><text:page-number style:num-format="1" text:fixed="false">2</text:page-number></text:span><text:span text:style-name="a1319" text:class-names=""/></text:p>
            </draw:text-box>
            <svg:title/>
            <svg:desc/>
          </draw:frame>
        </presentation:notes>
      </draw:page>
      <draw:page draw:name="Slide4" draw:style-name="a1323" draw:master-page-name="Master1-Layout2-obj-Title-and-Content" presentation:presentation-page-layout-name="Master1-PPL2" draw:id="Slide-259">
        <draw:frame draw:id="id237" presentation:style-name="a1345" draw:name="Content Placeholder 2" svg:x="0.66667in" svg:y="2.46in" svg:width="12in" svg:height="4.73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Lesson 1: Name</text:span></text:p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>Provide brief description, if desired.</text:span></text:p>
                  </text:list-item>
                </text:list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Lesson 2: Name</text:span></text:p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Provide brief description, if desired.</text:span></text:p>
                  </text:list-item>
                </text:list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Lesson 3: Name</text:span></text:p>
              </text:list-item>
            </text:list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Provide brief description, if desired.</text:span></text:p>
                  </text:list-item>
                </text:list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  <draw:frame draw:id="id238" presentation:style-name="a1349" draw:name="Title 1" svg:x="0.66667in" svg:y="1.25in" svg:width="12in" svg:height="1.16667in" presentation:class="title" presentation:placeholder="false">
          <draw:text-box>
            <text:p text:style-name="a1348" text:class-names="" text:cond-style-name=""><text:span text:style-name="a1346" text:class-names="">Training Outline</text:span><text:span text:style-name="a1347" text:class-names=""/></text:p>
          </draw:text-box>
          <svg:title/>
          <svg:desc/>
        </draw:frame>
        <presentation:notes draw:style-name="a1360">
          <draw:page-thumbnail draw:page-number="3" svg:x="0.75in" svg:y="1.25in" svg:width="6in" svg:height="3.375in" presentation:class="page" draw:id="id239" presentation:style-name="a1350" draw:name="Slide Image Placeholder 1">
            <svg:title/>
            <svg:desc/>
          </draw:page-thumbnail>
          <draw:frame draw:id="id240" presentation:style-name="a1355" draw:name="Notes Placeholder 2" svg:x="0.75in" svg:y="4.8125in" svg:width="6in" svg:height="3.9375in" presentation:class="notes" presentation:placeholder="false">
            <draw:text-box>
              <text:p text:style-name="a1352" text:class-names="" text:cond-style-name=""><text:span text:style-name="a1351" text:class-names="">Lesson descriptions should be brief.</text:span></text:p>
              <text:p text:style-name="a1354" text:class-names="" text:cond-style-name=""><text:span text:style-name="a1353" text:class-names=""/></text:p>
            </draw:text-box>
            <svg:title/>
            <svg:desc/>
          </draw:frame>
          <draw:frame draw:id="id241" draw:style-name="a1359" draw:name="Slide Number Placeholder 3" svg:x="4.24826in" svg:y="9.49826in" svg:width="3.25in" svg:height="0.50174in">
            <draw:text-box>
              <text:p text:style-name="a1358" text:class-names="" text:cond-style-name=""><text:span text:style-name="a1356" text:class-names=""><text:page-number style:num-format="1" text:fixed="false">3</text:page-number></text:span><text:span text:style-name="a1357" text:class-names=""/></text:p>
            </draw:text-box>
            <svg:title/>
            <svg:desc/>
          </draw:frame>
        </presentation:notes>
      </draw:page>
      <draw:page draw:name="Slide5" draw:style-name="a1361" draw:master-page-name="Master1-Layout2-obj-Title-and-Content" presentation:presentation-page-layout-name="Master1-PPL2" draw:id="Slide-260">
        <draw:frame draw:id="id242" presentation:style-name="a1372" draw:name="Content Placeholder 2" svg:x="0.66667in" svg:y="2.46in" svg:width="12in" svg:height="4.73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List the intended outcomes for this training session.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Each objective should be concise, should contain a verb, and should have a measurable result.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8" text:class-names="">Tip: Click and scroll in the notes pane below to see examples, or to add your own speaker notes.</text:span><text:span text:style-name="a1369" text:class-names=""/></text:p>
              </text:list-item>
            </text:list>
          </draw:text-box>
          <svg:title/>
          <svg:desc/>
        </draw:frame>
        <draw:frame draw:id="id243" presentation:style-name="a1376" draw:name="Title 1" svg:x="0.66667in" svg:y="1.25in" svg:width="12in" svg:height="1.16667in" presentation:class="title" presentation:placeholder="false">
          <draw:text-box>
            <text:p text:style-name="a1375" text:class-names="" text:cond-style-name=""><text:span text:style-name="a1373" text:class-names="">Lesson 1: Objectives</text:span><text:span text:style-name="a1374" text:class-names=""/></text:p>
          </draw:text-box>
          <svg:title/>
          <svg:desc/>
        </draw:frame>
        <presentation:notes draw:style-name="a1400">
          <draw:page-thumbnail draw:page-number="4" svg:x="0.75in" svg:y="1.25in" svg:width="6in" svg:height="3.375in" presentation:class="page" draw:id="id244" presentation:style-name="a1377" draw:name="Slide Image Placeholder 1">
            <svg:title/>
            <svg:desc/>
          </draw:page-thumbnail>
          <draw:frame draw:id="id245" presentation:style-name="a1395" draw:name="Notes Placeholder 2" svg:x="0.75in" svg:y="4.8125in" svg:width="6in" svg:height="3.9375in" presentation:class="notes" presentation:placeholder="false">
            <draw:text-box>
              <text:p text:style-name="a1379" text:class-names="" text:cond-style-name=""><text:span text:style-name="a1378" text:class-names="">Example objectives</text:span></text:p>
              <text:p text:style-name="a1381" text:class-names="" text:cond-style-name=""><text:span text:style-name="a1380" text:class-names="">At the end of this lesson, you will be able to:</text:span></text:p>
              <text:list text:style-name="a1384">
                <text:list-item>
                  <text:p text:style-name="a1383" text:class-names="" text:cond-style-name=""><text:span text:style-name="a1382" text:class-names="">Save files to the team Web server.</text:span></text:p>
                </text:list-item>
              </text:list>
              <text:list text:style-name="a1387">
                <text:list-item>
                  <text:p text:style-name="a1386" text:class-names="" text:cond-style-name=""><text:span text:style-name="a1385" text:class-names="">Move files to different locations on the team Web server.</text:span></text:p>
                </text:list-item>
              </text:list>
              <text:list text:style-name="a1390">
                <text:list-item>
                  <text:p text:style-name="a1389" text:class-names="" text:cond-style-name=""><text:span text:style-name="a1388" text:class-names="">Share files on the team Web server.</text:span></text:p>
                </text:list-item>
              </text:list>
              <text:p text:style-name="a1392" text:class-names="" text:cond-style-name=""><text:span text:style-name="a1391" text:class-names=""/></text:p>
              <text:p text:style-name="a1394" text:class-names="" text:cond-style-name=""><text:span text:style-name="a1393" text:class-names=""/></text:p>
            </draw:text-box>
            <svg:title/>
            <svg:desc/>
          </draw:frame>
          <draw:frame draw:id="id246" draw:style-name="a1399" draw:name="Slide Number Placeholder 3" svg:x="4.24826in" svg:y="9.49826in" svg:width="3.25in" svg:height="0.50174in">
            <draw:text-box>
              <text:p text:style-name="a1398" text:class-names="" text:cond-style-name=""><text:span text:style-name="a1396" text:class-names=""><text:page-number style:num-format="1" text:fixed="false">4</text:page-number></text:span><text:span text:style-name="a1397" text:class-names=""/></text:p>
            </draw:text-box>
            <svg:title/>
            <svg:desc/>
          </draw:frame>
        </presentation:notes>
      </draw:page>
      <draw:page draw:name="Slide6" draw:style-name="a1401" draw:master-page-name="Master1-Layout4-twoObj-Two-Content" presentation:presentation-page-layout-name="Master1-PPL4" draw:id="Slide-261">
        <draw:frame draw:id="id247" presentation:style-name="a1402" draw:name="Content Placeholder 10" svg:x="6.77778in" svg:y="2.46in" svg:width="5.88889in" svg:height="4.74833in" presentation:class="outline" presentation:placeholder="true">
          <draw:text-box/>
          <svg:title/>
          <svg:desc/>
        </draw:frame>
        <draw:frame draw:id="id248" presentation:style-name="a1413" draw:name="Text Placeholder 5" svg:x="0.66667in" svg:y="2.46in" svg:width="5.88889in" svg:height="4.74833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>Add text here.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To add a picture, chart, or other content in the right column, click the appropriate icon.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9" text:class-names="">To add a slide, click New Slide on the Insert menu, or press CTRL+M.</text:span><text:span text:style-name="a1410" text:class-names=""/></text:p>
              </text:list-item>
            </text:list>
          </draw:text-box>
          <svg:title/>
          <svg:desc/>
        </draw:frame>
        <draw:frame draw:id="id249" presentation:style-name="a1417" draw:name="Title 8" svg:x="0.66667in" svg:y="1.25in" svg:width="12in" svg:height="1.16667in" presentation:class="title" presentation:placeholder="false">
          <draw:text-box>
            <text:p text:style-name="a1416" text:class-names="" text:cond-style-name=""><text:span text:style-name="a1414" text:class-names="">Lesson 1: Content</text:span><text:span text:style-name="a1415" text:class-names=""/></text:p>
          </draw:text-box>
          <svg:title/>
          <svg:desc/>
        </draw:frame>
      </draw:page>
      <draw:page draw:name="Slide7" draw:style-name="a1418" draw:master-page-name="Master1-Layout2-obj-Title-and-Content" presentation:presentation-page-layout-name="Master1-PPL2" draw:id="Slide-262">
        <draw:frame draw:id="id250" presentation:style-name="a1426" draw:name="Content Placeholder 2" svg:x="0.66667in" svg:y="2.46in" svg:width="12in" svg:height="4.73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Summarize important points.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2" text:class-names="">Allow time for questions.</text:span><text:span text:style-name="a1423" text:class-names=""/></text:p>
              </text:list-item>
            </text:list>
          </draw:text-box>
          <svg:title/>
          <svg:desc/>
        </draw:frame>
        <draw:frame draw:id="id251" presentation:style-name="a1430" draw:name="Title 1" svg:x="0.66667in" svg:y="1.25in" svg:width="12in" svg:height="1.16667in" presentation:class="title" presentation:placeholder="false">
          <draw:text-box>
            <text:p text:style-name="a1429" text:class-names="" text:cond-style-name=""><text:span text:style-name="a1427" text:class-names="">Lesson 1: Wrap-up</text:span><text:span text:style-name="a1428" text:class-names=""/></text:p>
          </draw:text-box>
          <svg:title/>
          <svg:desc/>
        </draw:frame>
      </draw:page>
      <draw:page draw:name="Slide8" draw:style-name="a1431" draw:master-page-name="Master1-Layout2-obj-Title-and-Content" presentation:presentation-page-layout-name="Master1-PPL2" draw:id="Slide-263">
        <draw:frame draw:id="id252" presentation:style-name="a1439" draw:name="Content Placeholder 2" svg:x="0.66667in" svg:y="2.46in" svg:width="12in" svg:height="4.73in" presentation:class="outline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>List the intended outcomes for this training session.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5" text:class-names="">Each objective should be concise, should contain a verb, and should have a measurable result.</text:span><text:span text:style-name="a1436" text:class-names=""/></text:p>
              </text:list-item>
            </text:list>
          </draw:text-box>
          <svg:title/>
          <svg:desc/>
        </draw:frame>
        <draw:frame draw:id="id253" presentation:style-name="a1443" draw:name="Title 1" svg:x="0.66667in" svg:y="1.25in" svg:width="12in" svg:height="1.16667in" presentation:class="title" presentation:placeholder="false">
          <draw:text-box>
            <text:p text:style-name="a1442" text:class-names="" text:cond-style-name=""><text:span text:style-name="a1440" text:class-names="">Lesson 2: Objectives</text:span><text:span text:style-name="a1441" text:class-names=""/></text:p>
          </draw:text-box>
          <svg:title/>
          <svg:desc/>
        </draw:frame>
        <presentation:notes draw:style-name="a1450">
          <draw:page-thumbnail draw:page-number="7" svg:x="0.75in" svg:y="1.25in" svg:width="6in" svg:height="3.375in" presentation:class="page" draw:id="id254" presentation:style-name="a1444" draw:name="Slide Image Placeholder 1">
            <svg:title/>
            <svg:desc/>
          </draw:page-thumbnail>
          <draw:frame draw:id="id255" presentation:style-name="a144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56" draw:style-name="a1449" draw:name="Slide Number Placeholder 3" svg:x="4.24826in" svg:y="9.49826in" svg:width="3.25in" svg:height="0.50174in">
            <draw:text-box>
              <text:p text:style-name="a1448" text:class-names="" text:cond-style-name=""><text:span text:style-name="a1446" text:class-names=""><text:page-number style:num-format="1" text:fixed="false">7</text:page-number></text:span><text:span text:style-name="a1447" text:class-names=""/></text:p>
            </draw:text-box>
            <svg:title/>
            <svg:desc/>
          </draw:frame>
        </presentation:notes>
      </draw:page>
      <draw:page draw:name="Slide9" draw:style-name="a1451" draw:master-page-name="Master1-Layout4-twoObj-Two-Content" presentation:presentation-page-layout-name="Master1-PPL4" draw:id="Slide-264">
        <draw:frame draw:id="id257" presentation:style-name="a1452" draw:name="Content Placeholder 7" svg:x="6.77778in" svg:y="2.46in" svg:width="5.88889in" svg:height="4.74833in" presentation:class="outline" presentation:placeholder="true">
          <draw:text-box/>
          <svg:title/>
          <svg:desc/>
        </draw:frame>
        <draw:frame draw:id="id258" presentation:style-name="a1465" draw:name="Text Placeholder 3" svg:x="0.66667in" svg:y="2.46in" svg:width="5.88889in" svg:height="4.74833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Add text here.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To add a picture, chart, or other content in the right column, click the appropriate icon.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To add a slide, click New Slide on the Insert menu, or press CTRL+M.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</draw:text-box>
          <svg:title/>
          <svg:desc/>
        </draw:frame>
        <draw:frame draw:id="id259" presentation:style-name="a1469" draw:name="Title 1" svg:x="0.66667in" svg:y="1.25in" svg:width="12in" svg:height="1.16667in" presentation:class="title" presentation:placeholder="false">
          <draw:text-box>
            <text:p text:style-name="a1468" text:class-names="" text:cond-style-name=""><text:span text:style-name="a1466" text:class-names="">Lesson 2: Content</text:span><text:span text:style-name="a1467" text:class-names=""/></text:p>
          </draw:text-box>
          <svg:title/>
          <svg:desc/>
        </draw:frame>
      </draw:page>
      <draw:page draw:name="Slide10" draw:style-name="a1470" draw:master-page-name="Master1-Layout2-obj-Title-and-Content" presentation:presentation-page-layout-name="Master1-PPL2" draw:id="Slide-265">
        <draw:frame draw:id="id260" presentation:style-name="a1478" draw:name="Text Placeholder 2" svg:x="0.66667in" svg:y="2.46in" svg:width="12in" svg:height="4.73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Summarize important points.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4" text:class-names="">Allow time for questions.</text:span><text:span text:style-name="a1475" text:class-names=""/></text:p>
              </text:list-item>
            </text:list>
          </draw:text-box>
          <svg:title/>
          <svg:desc/>
        </draw:frame>
        <draw:frame draw:id="id261" presentation:style-name="a1482" draw:name="Title 1" svg:x="0.66667in" svg:y="1.25in" svg:width="12in" svg:height="1.16667in" presentation:class="title" presentation:placeholder="false">
          <draw:text-box>
            <text:p text:style-name="a1481" text:class-names="" text:cond-style-name=""><text:span text:style-name="a1479" text:class-names="">Lesson 2: Wrap-up</text:span><text:span text:style-name="a1480" text:class-names=""/></text:p>
          </draw:text-box>
          <svg:title/>
          <svg:desc/>
        </draw:frame>
      </draw:page>
      <draw:page draw:name="Slide11" draw:style-name="a1483" draw:master-page-name="Master1-Layout2-obj-Title-and-Content" presentation:presentation-page-layout-name="Master1-PPL2" draw:id="Slide-266">
        <draw:frame draw:id="id262" presentation:style-name="a1491" draw:name="Content Placeholder 2" svg:x="0.66667in" svg:y="2.46in" svg:width="12in" svg:height="4.73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84" text:class-names="">List the intended outcomes for this training session.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7" text:class-names="">Each objective should be concise, should contain a verb, and should have a measurable result.</text:span><text:span text:style-name="a1488" text:class-names=""/></text:p>
              </text:list-item>
            </text:list>
          </draw:text-box>
          <svg:title/>
          <svg:desc/>
        </draw:frame>
        <draw:frame draw:id="id263" presentation:style-name="a1495" draw:name="Title 1" svg:x="0.66667in" svg:y="1.25in" svg:width="12in" svg:height="1.16667in" presentation:class="title" presentation:placeholder="false">
          <draw:text-box>
            <text:p text:style-name="a1494" text:class-names="" text:cond-style-name=""><text:span text:style-name="a1492" text:class-names="">Lesson 3: Objectives</text:span><text:span text:style-name="a1493" text:class-names=""/></text:p>
          </draw:text-box>
          <svg:title/>
          <svg:desc/>
        </draw:frame>
      </draw:page>
      <draw:page draw:name="Slide12" draw:style-name="a1496" draw:master-page-name="Master1-Layout4-twoObj-Two-Content" presentation:presentation-page-layout-name="Master1-PPL4" draw:id="Slide-267">
        <draw:frame draw:id="id264" presentation:style-name="a1497" draw:name="Content Placeholder 10" svg:x="6.77778in" svg:y="2.46in" svg:width="5.88889in" svg:height="4.74833in" presentation:class="outline" presentation:placeholder="true">
          <draw:text-box/>
          <svg:title/>
          <svg:desc/>
        </draw:frame>
        <draw:frame draw:id="id265" presentation:style-name="a1508" draw:name="Text Placeholder 3" svg:x="0.66667in" svg:y="2.46in" svg:width="5.88889in" svg:height="4.74833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Add text here.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To add a picture, chart, or other content in the right column, click the appropriate icon.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4" text:class-names="">To add a slide, click New Slide on the Insert menu, or press CTRL+M.</text:span><text:span text:style-name="a1505" text:class-names=""/></text:p>
              </text:list-item>
            </text:list>
          </draw:text-box>
          <svg:title/>
          <svg:desc/>
        </draw:frame>
        <draw:frame draw:id="id266" presentation:style-name="a1512" draw:name="Title 1" svg:x="0.66667in" svg:y="1.25in" svg:width="12in" svg:height="1.16667in" presentation:class="title" presentation:placeholder="false">
          <draw:text-box>
            <text:p text:style-name="a1511" text:class-names="" text:cond-style-name=""><text:span text:style-name="a1509" text:class-names="">Lesson 3: Content</text:span><text:span text:style-name="a1510" text:class-names=""/></text:p>
          </draw:text-box>
          <svg:title/>
          <svg:desc/>
        </draw:frame>
      </draw:page>
      <draw:page draw:name="Slide13" draw:style-name="a1513" draw:master-page-name="Master1-Layout2-obj-Title-and-Content" presentation:presentation-page-layout-name="Master1-PPL2" draw:id="Slide-268">
        <draw:frame draw:id="id267" presentation:style-name="a1521" draw:name="Text Placeholder 2" svg:x="0.66667in" svg:y="2.46in" svg:width="12in" svg:height="4.73in" presentation:class="outline" presentation:placeholder="false">
          <draw:text-box>
            <text:list text:style-name="a1516">
              <text:list-item>
                <text:p text:style-name="a1515" text:class-names="" text:cond-style-name=""><text:span text:style-name="a1514" text:class-names="">Summarize important points.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7" text:class-names="">Allow time for questions.</text:span><text:span text:style-name="a1518" text:class-names=""/></text:p>
              </text:list-item>
            </text:list>
          </draw:text-box>
          <svg:title/>
          <svg:desc/>
        </draw:frame>
        <draw:frame draw:id="id268" presentation:style-name="a1525" draw:name="Title 1" svg:x="0.66667in" svg:y="1.25in" svg:width="12in" svg:height="1.16667in" presentation:class="title" presentation:placeholder="false">
          <draw:text-box>
            <text:p text:style-name="a1524" text:class-names="" text:cond-style-name=""><text:span text:style-name="a1522" text:class-names="">Lesson 3: Wrap-up</text:span><text:span text:style-name="a1523" text:class-names=""/></text:p>
          </draw:text-box>
          <svg:title/>
          <svg:desc/>
        </draw:frame>
      </draw:page>
      <draw:page draw:name="Slide14" draw:style-name="a1526" draw:master-page-name="Master1-Layout2-obj-Title-and-Content" presentation:presentation-page-layout-name="Master1-PPL2" draw:id="Slide-269">
        <draw:frame draw:id="id269" presentation:style-name="a1540" draw:name="Content Placeholder 2" svg:x="0.66667in" svg:y="2.46in" svg:width="12in" svg:height="4.73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List important points from each lesson.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Provide resources for more information on subject.</text:span></text:p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3" text:class-names="">List resources on this slide.</text:span></text:p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p text:style-name="a1538" text:class-names="" text:cond-style-name=""><text:span text:style-name="a1536" text:class-names="">Provide handouts with additional resource material.</text:span><text:span text:style-name="a153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70" presentation:style-name="a1544" draw:name="Title 1" svg:x="0.66667in" svg:y="1.25in" svg:width="12in" svg:height="1.16667in" presentation:class="title" presentation:placeholder="false">
          <draw:text-box>
            <text:p text:style-name="a1543" text:class-names="" text:cond-style-name=""><text:span text:style-name="a1541" text:class-names="">Summary of Training</text:span><text:span text:style-name="a1542" text:class-names=""/></text:p>
          </draw:text-box>
          <svg:title/>
          <svg:desc/>
        </draw:frame>
      </draw:page>
      <draw:page draw:name="Slide15" draw:style-name="a1545" draw:master-page-name="Master1-Layout2-obj-Title-and-Content" presentation:presentation-page-layout-name="Master1-PPL2" draw:id="Slide-270">
        <draw:frame draw:id="id271" presentation:style-name="a1553" draw:name="Content Placeholder 2" svg:x="0.66667in" svg:y="2.46in" svg:width="12in" svg:height="4.73in" presentation:class="outline" presentation:placeholder="false">
          <draw:text-box>
            <text:list text:style-name="a1548">
              <text:list-item>
                <text:p text:style-name="a1547" text:class-names="" text:cond-style-name=""><text:span text:style-name="a1546" text:class-names="">Prepare a quiz or challenge to assess how much information participants learned.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49" text:class-names="">Survey participants to see if they found the training beneficial.</text:span><text:span text:style-name="a1550" text:class-names=""/></text:p>
              </text:list-item>
            </text:list>
          </draw:text-box>
          <svg:title/>
          <svg:desc/>
        </draw:frame>
        <draw:frame draw:id="id272" presentation:style-name="a1557" draw:name="Title 1" svg:x="0.66667in" svg:y="1.25in" svg:width="12in" svg:height="1.16667in" presentation:class="title" presentation:placeholder="false">
          <draw:text-box>
            <text:p text:style-name="a1556" text:class-names="" text:cond-style-name=""><text:span text:style-name="a1554" text:class-names="">Assessment and Evaluation</text:span><text:span text:style-name="a155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date-time" svg:x="9.77778in" svg:y="4.6in" svg:width="1.4in" svg:height="0.5in"/>
      <presentation:placeholder presentation:object="footer" svg:x="7.88889in" svg:y="4.59896in" svg:width="1.88889in" svg:height="0.5in"/>
      <presentation:placeholder presentation:object="page-number" svg:x="12.13195in" svg:y="0.00124in" svg:width="1.09028in" svg:height="0.4in"/>
      <presentation:placeholder presentation:object="subtitle" svg:x="0.66667in" svg:y="4.26502in" svg:width="7.22222in" svg:height="1.91667in"/>
      <presentation:placeholder presentation:object="title" svg:x="0.66667in" svg:y="2.62674in" svg:width="12.33333in" svg:height="1.60764in"/>
    </style:presentation-page-layout>
    <style:presentation-page-layout style:name="Master1-PPL2" style:display-name="Title and Content">
      <presentation:placeholder presentation:object="date-time" svg:x="9.60416in" svg:y="0.67in" svg:width="1.39584in" svg:height="0.5in"/>
      <presentation:placeholder presentation:object="footer" svg:x="7.66667in" svg:y="0.67in" svg:width="1.93333in" svg:height="0.5in"/>
      <presentation:placeholder presentation:object="page-number" svg:x="11.92in" svg:y="0.00248in" svg:width="1.11111in" svg:height="0.4in"/>
      <presentation:placeholder presentation:object="object" svg:x="0.66667in" svg:y="2.46in" svg:width="12in" svg:height="4.73in"/>
      <presentation:placeholder presentation:object="title" svg:x="0.66667in" svg:y="1.25in" svg:width="12in" svg:height="1.16667in"/>
    </style:presentation-page-layout>
    <style:presentation-page-layout style:name="Master1-PPL3" style:display-name="Section Header">
      <presentation:placeholder presentation:object="date-time" svg:x="9.60416in" svg:y="0.67in" svg:width="1.39584in" svg:height="0.5in"/>
      <presentation:placeholder presentation:object="footer" svg:x="7.66667in" svg:y="0.67in" svg:width="1.93333in" svg:height="0.5in"/>
      <presentation:placeholder presentation:object="page-number" svg:x="11.92in" svg:y="0.00248in" svg:width="1.11111in" svg:height="0.4in"/>
      <presentation:placeholder presentation:object="outline" svg:x="1.05324in" svg:y="3.68229in" svg:width="11.33333in" svg:height="1.65104in"/>
      <presentation:placeholder presentation:object="title" svg:x="1.05324in" svg:y="2.16667in" svg:width="11.33333in" svg:height="1.48958in"/>
    </style:presentation-page-layout>
    <style:presentation-page-layout style:name="Master1-PPL4" style:display-name="Two Content">
      <presentation:placeholder presentation:object="date-time" svg:x="9.60416in" svg:y="0.67in" svg:width="1.39584in" svg:height="0.5in"/>
      <presentation:placeholder presentation:object="footer" svg:x="7.66667in" svg:y="0.67in" svg:width="1.93333in" svg:height="0.5in"/>
      <presentation:placeholder presentation:object="page-number" svg:x="11.92in" svg:y="0.00248in" svg:width="1.11111in" svg:height="0.4in"/>
      <presentation:placeholder presentation:object="object" svg:x="6.77778in" svg:y="2.46in" svg:width="5.88889in" svg:height="4.74833in"/>
      <presentation:placeholder presentation:object="object" svg:x="0.66667in" svg:y="2.46in" svg:width="5.88889in" svg:height="4.74833in"/>
      <presentation:placeholder presentation:object="title" svg:x="0.66667in" svg:y="1.25in" svg:width="12in" svg:height="1.16667in"/>
    </style:presentation-page-layout>
    <style:presentation-page-layout style:name="Master1-PPL5" style:display-name="Comparison"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  <presentation:placeholder presentation:object="footer" svg:x="7.66667in" svg:y="0.67in" svg:width="1.93333in" svg:height="0.5in"/>
      <presentation:placeholder presentation:object="object" svg:x="6.88in" svg:y="2.96207in" svg:width="5.89352in" svg:height="4.25in"/>
      <presentation:placeholder presentation:object="outline" svg:x="6.88426in" svg:y="2.45513in" svg:width="5.89352in" svg:height="0.5in"/>
      <presentation:placeholder presentation:object="object" svg:x="0.55556in" svg:y="2.96207in" svg:width="5.89333in" svg:height="4.25in"/>
      <presentation:placeholder presentation:object="outline" svg:x="0.55556in" svg:y="2.45513in" svg:width="5.89333in" svg:height="0.5in"/>
      <presentation:placeholder presentation:object="title" svg:x="0.55556in" svg:y="1.25in" svg:width="12.22222in" svg:height="1.17in"/>
    </style:presentation-page-layout>
    <style:presentation-page-layout style:name="Master1-PPL6" style:display-name="Title Only">
      <presentation:placeholder presentation:object="date-time" svg:x="9.6in" svg:y="0.67in" svg:width="1.39584in" svg:height="0.5in"/>
      <presentation:placeholder presentation:object="footer" svg:x="7.66667in" svg:y="0.67in" svg:width="1.93333in" svg:height="0.5in"/>
      <presentation:placeholder presentation:object="page-number" svg:x="11.92in" svg:y="0.00248in" svg:width="1.11111in" svg:height="0.4in"/>
      <presentation:placeholder presentation:object="title" svg:x="0.66667in" svg:y="1.25in" svg:width="12in" svg:height="1.17in"/>
    </style:presentation-page-layout>
    <style:presentation-page-layout style:name="Master1-PPL7" style:display-name="Blank">
      <presentation:placeholder presentation:object="date-time" svg:x="9.60416in" svg:y="0.67in" svg:width="1.39584in" svg:height="0.5in"/>
      <presentation:placeholder presentation:object="footer" svg:x="7.66667in" svg:y="0.67in" svg:width="1.93333in" svg:height="0.5in"/>
      <presentation:placeholder presentation:object="page-number" svg:x="11.92in" svg:y="0.00248in" svg:width="1.11111in" svg:height="0.4in"/>
    </style:presentation-page-layout>
    <style:presentation-page-layout style:name="Master1-PPL8" style:display-name="Content with Caption">
      <presentation:placeholder presentation:object="date-time" svg:x="9.60416in" svg:y="0.67in" svg:width="1.39584in" svg:height="0.5in"/>
      <presentation:placeholder presentation:object="footer" svg:x="7.66667in" svg:y="0.67in" svg:width="1.93333in" svg:height="0.5in"/>
      <presentation:placeholder presentation:object="page-number" svg:x="11.92in" svg:y="0.00248in" svg:width="1.11111in" svg:height="0.4in"/>
      <presentation:placeholder presentation:object="object" svg:x="0.22222in" svg:y="0.84896in" svg:width="7.44in" svg:height="6.34852in"/>
      <presentation:placeholder presentation:object="outline" svg:x="7.80621in" svg:y="2.19896in" svg:width="4.93333in" svg:height="5.00938in"/>
      <presentation:placeholder presentation:object="title" svg:x="7.80621in" svg:y="1.20513in" svg:width="4.93333in" svg:height="0.96in"/>
    </style:presentation-page-layout>
    <style:presentation-page-layout style:name="Master1-PPL9" style:display-name="Picture with Caption">
      <presentation:placeholder presentation:object="date-time" svg:x="9.60416in" svg:y="0.67in" svg:width="1.39584in" svg:height="0.5in"/>
      <presentation:placeholder presentation:object="footer" svg:x="7.66667in" svg:y="0.67in" svg:width="1.93333in" svg:height="0.5in"/>
      <presentation:placeholder presentation:object="page-number" svg:x="11.92in" svg:y="0.00248in" svg:width="1.11111in" svg:height="0.4in"/>
      <presentation:placeholder presentation:object="graphic" svg:x="0.58861in" svg:y="1.25in" svg:width="6.66667in" svg:height="5in"/>
      <presentation:placeholder presentation:object="outline" svg:x="8.87787in" svg:y="3.58083in" svg:width="3.77778in" svg:height="2.75207in"/>
      <presentation:placeholder presentation:object="title" svg:x="7.93298in" svg:y="1.21299in" svg:width="0.85565in" svg:height="5.1199in"/>
    </style:presentation-page-layout>
    <style:presentation-page-layout style:name="Master1-PPL10" style:display-name="Title and Vertical Text">
      <presentation:placeholder presentation:object="date-time" svg:x="9.60416in" svg:y="0.67in" svg:width="1.39584in" svg:height="0.5in"/>
      <presentation:placeholder presentation:object="footer" svg:x="7.66667in" svg:y="0.67in" svg:width="1.93333in" svg:height="0.5in"/>
      <presentation:placeholder presentation:object="page-number" svg:x="11.92in" svg:y="0.00248in" svg:width="1.11111in" svg:height="0.4in"/>
      <presentation:placeholder presentation:object="outline" svg:x="0.66667in" svg:y="2.46in" svg:width="12in" svg:height="4.73in"/>
      <presentation:placeholder presentation:object="title" svg:x="0.66667in" svg:y="1.25in" svg:width="12in" svg:height="1.16667in"/>
    </style:presentation-page-layout>
    <style:presentation-page-layout style:name="Master1-PPL11" style:display-name="Vertical Title and Text">
      <presentation:placeholder presentation:object="date-time" svg:x="9.60416in" svg:y="0.67in" svg:width="1.39584in" svg:height="0.5in"/>
      <presentation:placeholder presentation:object="footer" svg:x="7.66667in" svg:y="0.67in" svg:width="1.93333in" svg:height="0.5in"/>
      <presentation:placeholder presentation:object="page-number" svg:x="11.92in" svg:y="0.00248in" svg:width="1.11111in" svg:height="0.4in"/>
      <presentation:placeholder presentation:object="outline" svg:x="0.66667in" svg:y="1.25in" svg:width="9.11111in" svg:height="5.95833in"/>
      <presentation:placeholder presentation:object="title" svg:x="9.88889in" svg:y="1.25in" svg:width="2.77778in" svg:height="5.95833in"/>
    </style:presentation-page-layout>
    <style:style style:family="table-cell" style:name="a1268">
      <style:table-cell-properties fo:background-color="#d3e1ce"/>
    </style:style>
    <style:style style:family="table-cell" style:name="a1269">
      <style:table-cell-properties fo:background-color="#63a53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5">
      <style:table-cell-properties fo:background-color="#eff6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56">
      <style:table-cell-properties/>
    </style:style>
    <style:style style:family="table-cell" style:name="a1257">
      <style:table-cell-properties fo:background-color="#deecce"/>
    </style:style>
    <style:style style:family="table-cell" style:name="a1258">
      <style:table-cell-properties/>
    </style:style>
    <style:style style:family="table-cell" style:name="a1259">
      <style:table-cell-properties fo:background-color="#deecce"/>
    </style:style>
    <style:style style:family="table-cell" style:name="a1270">
      <style:table-cell-properties fo:background-color="#63a53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1">
      <style:table-cell-properties fo:background-color="#63a53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2">
      <style:table-cell-properties fo:background-color="#63a53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0">
      <style:table-cell-properties fo:background-color="#99cb38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1">
      <style:table-cell-properties fo:background-color="#99cb38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2">
      <style:table-cell-properties fo:background-color="#99cb38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3">
      <style:table-cell-properties fo:background-color="#99cb38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4">
      <style:table-cell-properties fo:background-color="#eaf0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65">
      <style:table-cell-properties/>
    </style:style>
    <style:style style:family="table-cell" style:name="a1266">
      <style:table-cell-properties fo:background-color="#d3e1ce"/>
    </style:style>
    <style:style style:family="table-cell" style:name="a1267">
      <style:table-cell-properties/>
    </style:style>
    <style:default-style style:family="graphic">
      <style:graphic-properties draw:fill="solid" draw:fill-color="#99cb38" draw:opacity="100%" draw:stroke="solid" svg:stroke-width="0.01389in" svg:stroke-color="#6f9526" svg:stroke-opacity="100%" draw:stroke-linejoin="miter" svg:stroke-linecap="butt"/>
    </style:default-style>
    <table:table-template table:name="{5C22544A-7EE6-4342-B048-85BDC9FD1C3A}">
      <table:first-row table:style-name="a1260" table:paragraph-style-name=""/>
      <table:last-row table:style-name="a1261" table:paragraph-style-name=""/>
      <table:first-column table:style-name="a1262" table:paragraph-style-name=""/>
      <table:last-column table:style-name="a1263" table:paragraph-style-name=""/>
      <table:body table:style-name="a1255" table:paragraph-style-name=""/>
      <table:even-rows table:style-name="a1258" table:paragraph-style-name=""/>
      <table:odd-rows table:style-name="a1259" table:paragraph-style-name=""/>
      <table:even-columns table:style-name="a1256" table:paragraph-style-name=""/>
      <table:odd-columns table:style-name="a1257" table:paragraph-style-name=""/>
    </table:table-template>
    <table:table-template table:name="{21E4AEA4-8DFA-4A89-87EB-49C32662AFE0}">
      <table:first-row table:style-name="a1269" table:paragraph-style-name=""/>
      <table:last-row table:style-name="a1270" table:paragraph-style-name=""/>
      <table:first-column table:style-name="a1271" table:paragraph-style-name=""/>
      <table:last-column table:style-name="a1272" table:paragraph-style-name=""/>
      <table:body table:style-name="a1264" table:paragraph-style-name=""/>
      <table:even-rows table:style-name="a1267" table:paragraph-style-name=""/>
      <table:odd-rows table:style-name="a1268" table:paragraph-style-name=""/>
      <table:even-columns table:style-name="a1265" table:paragraph-style-name=""/>
      <table:odd-columns table:style-name="a126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solid" draw:fill-color="#9fd47c" draw:opacity="25%" draw:stroke="solid" svg:stroke-width="0.01389in" svg:stroke-color="#63a537" svg:stroke-opacity="100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solid" draw:fill-color="#9fd47c" draw:opacity="25%" draw:stroke="solid" svg:stroke-width="0.01389in" svg:stroke-color="#63a537" svg:stroke-opacity="100%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drawing-page" style:name="a93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.01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solid" draw:fill-color="#eaeaea" draw:opacity="100%" draw:stroke="solid" svg:stroke-width="0.05556in" svg:stroke-color="#ffffff" svg:stroke-opacity="100%" draw:stroke-linejoin="miter" draw:shadow="visible" draw:shadow-offset-x="0.00603in" draw:shadow-offset-y="0.0342in" draw:shadow-color="#000000" draw:shadow-opacity="25%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.05in" fo:padding-left="0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65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6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65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60">
      <text:list-level-style-bullet text:level="1" text:bullet-char="">
        <style:list-level-properties text:space-before="0.1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63">
      <text:list-level-style-bullet text:level="1" text:bullet-char="">
        <style:list-level-properties text:space-before="0.1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880">
      <text:list-level-style-bullet text:level="1" text:bullet-char="">
        <style:list-level-properties text:space-before="0.1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bullet text:level="1" text:bullet-char="">
        <style:list-level-properties text:space-before="0.1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67">
      <text:list-level-style-bullet text:level="1" text:bullet-char="">
        <style:list-level-properties text:space-before="0.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bullet text:level="1" text:bullet-char="">
        <style:list-level-properties text:space-before="0.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247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582">
      <text:list-level-style-bullet text:level="1" text:bullet-char="">
        <style:list-level-properties text:space-before="0.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586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">
        <style:list-level-properties text:space-before="0.1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">
        <style:list-level-properties text:space-before="0.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891">
      <text:list-level-style-number text:level="1" style:num-format="">
        <style:list-level-properties text:space-before="0.01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7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">
        <style:list-level-properties text:space-before="0.1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.1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449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603">
      <text:list-level-style-bullet text:level="1" text:bullet-char="">
        <style:list-level-properties text:space-before="0.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596">
      <text:list-level-style-bullet text:level="1" text:bullet-char="">
        <style:list-level-properties text:space-before="0.1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599">
      <text:list-level-style-bullet text:level="1" text:bullet-char="">
        <style:list-level-properties text:space-before="0.1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1200">
      <text:list-level-style-bullet text:level="1" text:bullet-char="">
        <style:list-level-properties text:space-before="0.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3">
      <text:list-level-style-bullet text:level="1" text:bullet-char="">
        <style:list-level-properties text:space-before="0.1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260">
      <text:list-level-style-bullet text:level="1" text:bullet-char="">
        <style:list-level-properties text:space-before="0.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1196">
      <text:list-level-style-bullet text:level="1" text:bullet-char="">
        <style:list-level-properties text:space-before="0.1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">
        <style:list-level-properties text:space-before="0.1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">
        <style:list-level-properties text:space-before="0.1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1081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459">
      <text:list-level-style-bullet text:level="1" text:bullet-char="">
        <style:list-level-properties text:space-before="0.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">
        <style:list-level-properties text:space-before="0.1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874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">
        <style:list-level-properties text:space-before="0.1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">
        <style:list-level-properties text:space-before="0.1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.12in" text:min-label-width="0.28in"/>
        <style:text-properties fo:color="#37a76f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37a76f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37a76f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37a76f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37a76f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37a76f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37a76f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37a76f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37a76f" fo:font-family="Georgia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">
        <style:list-level-properties text:space-before="0.1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466">
      <text:list-level-style-bullet text:level="1" text:bullet-char="▫">
        <style:list-level-properties text:space-before="0.13in" text:min-label-width="0.27in"/>
        <style:text-properties fo:color="#63a537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63a537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63a537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63a537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63a537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63a537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63a537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63a537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63a537" fo:font-family="Georgia" fo:font-size="100%"/>
      </text:list-level-style-bullet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4">
      <text:list-level-style-bullet text:level="1" text:bullet-char="">
        <style:list-level-properties text:space-before="0.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469">
      <text:list-level-style-bullet text:level="1" text:bullet-char="">
        <style:list-level-properties text:space-before="0.1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99cb38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99cb38" fo:font-family="Wingdings 2" style:font-family-generic="roman" style:font-pitch="variable" style:font-charset="x-symbol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raining-presentation" style:page-layout-name="pageLayout1" draw:style-name="a0">
      <draw:custom-shape svg:x="0in" svg:y="0.40116in" svg:width="13.33333in" svg:height="0.09231in" draw:id="id0" draw:style-name="a3" draw:name="Rectangle 2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" draw:style-name="a6" draw:name="Rectangle 2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2" draw:style-name="a9" draw:name="Rectangle 29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3" draw:style-name="a12" draw:name="Rectangle 30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4" draw:style-name="a15" draw:name="Rectangle 31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5" draw:style-name="a18" draw:name="Rounded Rectangle 32">
        <svg:title/>
        <svg:desc/>
        <text:p text:style-name="a17" text:class-names="" text:cond-style-name=""><text:span text:style-name="a1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6" draw:style-name="a21" draw:name="Rounded Rectangle 33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7" draw:style-name="a24" draw:name="Rectangle 34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8" draw:style-name="a27" draw:name="Rectangle 35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9" draw:style-name="a30" draw:name="Rectangle 36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0" draw:style-name="a33" draw:name="Rectangle 37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1" draw:style-name="a36" draw:name="Rectangle 38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2" draw:style-name="a39" draw:name="Rectangle 39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44" draw:name="Date Placeholder 13" svg:x="9.60416in" svg:y="0.67in" svg:width="1.39584in" svg:height="0.5in" presentation:class="date-time" presentation:placeholder="false">
        <draw:text-box>
          <text:p text:style-name="a43" text:class-names="" text:cond-style-name=""><text:span text:style-name="a40" text:class-names=""><text:date text:fixed="false" style:data-style-name="a41">6/4/2012</text:date></text:span><text:span text:style-name="a42" text:class-names=""/></text:p>
        </draw:text-box>
        <svg:title/>
        <svg:desc/>
      </draw:frame>
      <draw:frame draw:id="id14" presentation:style-name="a47" draw:name="Footer Placeholder 2" svg:x="7.66667in" svg:y="0.67in" svg:width="1.93333in" svg:height="0.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1" draw:name="Slide Number Placeholder 22" svg:x="11.92in" svg:y="0.00248in" svg:width="1.11111in" svg:height="0.4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#›</text:page-number></text:span><text:span text:style-name="a49" text:class-names=""/></text:p>
        </draw:text-box>
        <svg:title/>
        <svg:desc/>
      </draw:frame>
      <draw:frame draw:id="id16" presentation:style-name="a68" draw:name="Text Placeholder 12" svg:x="0.66667in" svg:y="2.46in" svg:width="12in" svg:height="4.73in" presentation:class="outline" presentation:placeholder="false">
        <draw:text-box>
          <text:list text:style-name="a54">
            <text:list-item>
              <text:p text:style-name="a53" text:class-names="" text:cond-style-name=""><text:span text:style-name="a52" text:class-names="">Click to edit Master text styles</text:span></text:p>
            </text:list-item>
          </text:list>
          <text:list text:style-name="a57">
            <text:list-item>
              <text:list text:style-name="a57">
                <text:list-item>
                  <text:p text:style-name="a56" text:class-names="" text:cond-style-name=""><text:span text:style-name="a55" text:class-names="">Second level</text:span></text:p>
                </text:list-item>
              </text:list>
            </text:list-item>
          </text:list>
          <text:list text:style-name="a60">
            <text:list-item>
              <text:list text:style-name="a60">
                <text:list-item>
                  <text:list text:style-name="a60">
                    <text:list-item>
                      <text:p text:style-name="a59" text:class-names="" text:cond-style-name=""><text:span text:style-name="a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p text:style-name="a62" text:class-names="" text:cond-style-name=""><text:span text:style-name="a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list text:style-name="a67">
                            <text:list-item>
                              <text:p text:style-name="a66" text:class-names="" text:cond-style-name=""><text:span text:style-name="a64" text:class-names="">Fifth level</text:span><text:span text:style-name="a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72" draw:name="Title Placeholder 21" svg:x="0.66667in" svg:y="1.25in" svg:width="12in" svg:height="1.16667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presentation:notes style:page-layout-name="pageLayout2" draw:style-name="a105">
        <draw:frame draw:id="id18" presentation:style-name="a75" draw:name="Header Placeholder 1" svg:x="0in" svg:y="0in" svg:width="3.25in" svg:height="0.50174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9" presentation:style-name="a80" draw:name="Date Placeholder 2" svg:x="4.24826in" svg:y="0in" svg:width="3.25in" svg:height="0.50174in" presentation:class="date-time" presentation:placeholder="false">
          <draw:text-box>
            <text:p text:style-name="a79" text:class-names="" text:cond-style-name=""><text:span text:style-name="a76" text:class-names=""><text:date text:fixed="false" style:data-style-name="a77">6/4/2012</text:date></text:span><text:span text:style-name="a78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81" draw:name="Slide Image Placeholder 3">
          <svg:title/>
          <svg:desc/>
        </draw:page-thumbnail>
        <draw:frame draw:id="id21" presentation:style-name="a97" draw:name="Notes Placeholder 4" svg:x="0.75in" svg:y="4.8125in" svg:width="6in" svg:height="3.9375in" presentation:class="notes" presentation:placeholder="false">
          <draw:text-box>
            <text:p text:style-name="a83" text:class-names="" text:cond-style-name=""><text:span text:style-name="a82" text:class-names="">Click to edit Master text styles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Second level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3" text:class-names="">Fifth level</text:span><text:span text:style-name="a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0" draw:name="Footer Placeholder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23" presentation:style-name="a104" draw:name="Slide Number Placeholder 6" svg:x="4.24826in" svg:y="9.49826in" svg:width="3.25in" svg:height="0.50174in" presentation:class="page-number" presentation:placeholder="false">
          <draw:text-box>
            <text:p text:style-name="a103" text:class-names="" text:cond-style-name=""><text:span text:style-name="a101" text:class-names=""><text:page-number style:num-format="1" text:fixed="false">‹#›</text:page-number></text:span><text:span text:style-name="a10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06">
      <draw:custom-shape svg:x="7.88886in" svg:y="4.16667in" svg:width="5.44447in" svg:height="0.09961in" draw:id="id24" draw:style-name="a109" draw:name="Rectangle 22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26182in" svg:width="5.44445in" svg:height="0.21in" draw:id="id25" draw:style-name="a112" draw:name="Rectangle 23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5004in" svg:width="5.44445in" svg:height="0.01in" draw:id="id26" draw:style-name="a115" draw:name="Rectangle 24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55425in" svg:width="2.86667in" svg:height="0.02in" draw:id="id27" draw:style-name="a118" draw:name="Rectangle 25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59271in" svg:width="2.86667in" svg:height="0.01in" draw:id="id28" draw:style-name="a121" draw:name="Rectangle 26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33333in" svg:width="4.46667in" svg:height="0.03in" draw:id="id29" draw:style-name="a124" draw:name="Rounded Rectangle 29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606in" svg:y="4.44115in" svg:width="2.33333in" svg:height="0.04in" draw:id="id30" draw:style-name="a127" draw:name="Rounded Rectangle 30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in" svg:y="3.99132in" svg:width="13.33333in" svg:height="0.26703in" draw:id="id31" draw:style-name="a130" draw:name="Rectangle 6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01961in" svg:width="13.33333in" svg:height="0.15385in" draw:id="id32" draw:style-name="a133" draw:name="Rectangle 9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5266in" svg:y="3.98413in" svg:width="3.98068in" svg:height="0.27169in" draw:id="id33" draw:style-name="a136" draw:name="Rectangle 10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in" svg:width="13.33333in" svg:height="4.04823in" draw:id="id34" draw:style-name="a139" draw:name="Rectangle 18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144" draw:name="Date Placeholder 27" svg:x="9.77778in" svg:y="4.6in" svg:width="1.4in" svg:height="0.5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6/4/2012</text:date></text:span><text:span text:style-name="a142" text:class-names=""/></text:p>
        </draw:text-box>
        <svg:title/>
        <svg:desc/>
      </draw:frame>
      <draw:frame draw:id="id36" presentation:style-name="a147" draw:name="Footer Placeholder 16" svg:x="7.88889in" svg:y="4.59896in" svg:width="1.88889in" svg:height="0.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37" presentation:style-name="a151" draw:name="Slide Number Placeholder 28" svg:x="12.13195in" svg:y="0.00124in" svg:width="1.09028in" svg:height="0.4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#›</text:page-number></text:span><text:span text:style-name="a149" text:class-names=""/></text:p>
        </draw:text-box>
        <svg:title/>
        <svg:desc/>
      </draw:frame>
      <draw:frame draw:id="id38" presentation:style-name="a155" draw:name="Subtitle 8" svg:x="0.66667in" svg:y="4.26502in" svg:width="7.22222in" svg:height="1.91667in" presentation:class="subtitle" presentation:placeholder="false">
        <draw:text-box>
          <text:p text:style-name="a154" text:class-names="" text:cond-style-name=""><text:span text:style-name="a152" text:class-names="">Click to edit Master subtitle style</text:span><text:span text:style-name="a153" text:class-names=""/></text:p>
        </draw:text-box>
        <svg:title/>
        <svg:desc/>
      </draw:frame>
      <draw:frame draw:id="id39" presentation:style-name="a159" draw:name="Title 7" svg:x="0.66667in" svg:y="2.62674in" svg:width="12.33333in" svg:height="1.60764in" presentation:class="title" presentation:placeholder="false">
        <draw:text-box>
          <text:p text:style-name="a158" text:class-names="" text:cond-style-name=""><text:span text:style-name="a156" text:class-names="">Click to edit Master title style</text:span><text:span text:style-name="a157" text:class-names=""/></text:p>
        </draw:text-box>
        <svg:title/>
        <svg:desc/>
      </draw:frame>
      <presentation:notes style:page-layout-name="pageLayout2" draw:style-name="a192">
        <draw:frame draw:id="id1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9" presentation:style-name="a167" draw:name="Date Placeholder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3" text:class-names=""><text:date text:fixed="false" style:data-style-name="a164">6/4/2012</text:date></text:span><text:span text:style-name="a165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68" draw:name="Slide Image Placeholder 3">
          <svg:title/>
          <svg:desc/>
        </draw:page-thumbnail>
        <draw:frame draw:id="id21" presentation:style-name="a184" draw:name="Notes Placeholder 4" svg:x="0.75in" svg:y="4.8125in" svg:width="6in" svg:height="3.9375in" presentation:class="notes" presentation:placeholder="false">
          <draw:text-box>
            <text:p text:style-name="a170" text:class-names="" text:cond-style-name=""><text:span text:style-name="a169" text:class-names="">Click to edit Master text styles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Second level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0" text:class-names="">Fifth level</text:span><text:span text:style-name="a1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23" presentation:style-name="a191" draw:name="Slide Number Placeholder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#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93">
      <draw:custom-shape svg:x="0in" svg:y="0.40116in" svg:width="13.33333in" svg:height="0.09231in" draw:id="id40" draw:layer="Master1-bg" draw:style-name="a196" draw:name="Rectangle 6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41" draw:layer="Master1-bg" draw:style-name="a199" draw:name="Rectangle 7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42" draw:layer="Master1-bg" draw:style-name="a202" draw:name="Rectangle 8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43" draw:layer="Master1-bg" draw:style-name="a205" draw:name="Rectangle 9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44" draw:layer="Master1-bg" draw:style-name="a208" draw:name="Rectangle 10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45" draw:layer="Master1-bg" draw:style-name="a211" draw:name="Rounded Rectangle 11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46" draw:layer="Master1-bg" draw:style-name="a214" draw:name="Rounded Rectangle 12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47" draw:layer="Master1-bg" draw:style-name="a217" draw:name="Rectangle 13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48" draw:layer="Master1-bg" draw:style-name="a220" draw:name="Rectangle 14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49" draw:layer="Master1-bg" draw:style-name="a223" draw:name="Rectangle 15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50" draw:layer="Master1-bg" draw:style-name="a226" draw:name="Rectangle 16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51" draw:layer="Master1-bg" draw:style-name="a229" draw:name="Rectangle 17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52" draw:layer="Master1-bg" draw:style-name="a232" draw:name="Rectangle 18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37" draw:name="Date Placeholder 3" svg:x="9.60416in" svg:y="0.67in" svg:width="1.39584in" svg:height="0.5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6/4/2012</text:date></text:span><text:span text:style-name="a235" text:class-names=""/></text:p>
        </draw:text-box>
        <svg:title/>
        <svg:desc/>
      </draw:frame>
      <draw:frame draw:id="id54" presentation:style-name="a240" draw:name="Footer Placeholder 4" svg:x="7.66667in" svg:y="0.67in" svg:width="1.93333in" svg:height="0.5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55" presentation:style-name="a244" draw:name="Slide Number Placeholder 5" svg:x="11.92in" svg:y="0.00248in" svg:width="1.11111in" svg:height="0.4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  <draw:frame draw:id="id56" presentation:style-name="a261" draw:name="Content Placeholder 2" svg:x="0.66667in" svg:y="2.46in" svg:width="12in" svg:height="4.73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65" draw:name="Title 1" svg:x="0.66667in" svg:y="1.25in" svg:width="12in" svg:height="1.16667in" presentation:class="title" presentation:placeholder="false">
        <draw:text-box>
          <text:p text:style-name="a264" text:class-names="" text:cond-style-name=""><text:span text:style-name="a262" text:class-names="">Click to edit Master title style</text:span><text:span text:style-name="a263" text:class-names=""/></text:p>
        </draw:text-box>
        <svg:title/>
        <svg:desc/>
      </draw:frame>
      <presentation:notes style:page-layout-name="pageLayout2" draw:style-name="a298">
        <draw:frame draw:id="id18" presentation:style-name="a268" draw:name="Header Placeholder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9" presentation:style-name="a273" draw:name="Date Placeholder 2" svg:x="4.24826in" svg:y="0in" svg:width="3.25in" svg:height="0.50174in" presentation:class="date-time" presentation:placeholder="false">
          <draw:text-box>
            <text:p text:style-name="a272" text:class-names="" text:cond-style-name=""><text:span text:style-name="a269" text:class-names=""><text:date text:fixed="false" style:data-style-name="a270">6/4/2012</text:date></text:span><text:span text:style-name="a271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274" draw:name="Slide Image Placeholder 3">
          <svg:title/>
          <svg:desc/>
        </draw:page-thumbnail>
        <draw:frame draw:id="id21" presentation:style-name="a290" draw:name="Notes Placeholder 4" svg:x="0.75in" svg:y="4.8125in" svg:width="6in" svg:height="3.9375in" presentation:class="notes" presentation:placeholder="false">
          <draw:text-box>
            <text:p text:style-name="a276" text:class-names="" text:cond-style-name=""><text:span text:style-name="a275" text:class-names="">Click to edit Master text styles</text:span></text:p>
            <text:list text:style-name="a279">
              <text:list-item>
                <text:list text:style-name="a279">
                  <text:list-item>
                    <text:p text:style-name="a278" text:class-names="" text:cond-style-name=""><text:span text:style-name="a277" text:class-names="">Second level</text:span></text:p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p text:style-name="a281" text:class-names="" text:cond-style-name=""><text:span text:style-name="a2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p text:style-name="a284" text:class-names="" text:cond-style-name=""><text:span text:style-name="a2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list text:style-name="a289">
                              <text:list-item>
                                <text:p text:style-name="a288" text:class-names="" text:cond-style-name=""><text:span text:style-name="a286" text:class-names="">Fifth level</text:span><text:span text:style-name="a2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293" draw:name="Footer Placeholder 5" svg:x="0in" svg:y="9.49826in" svg:width="3.25in" svg:height="0.50174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23" presentation:style-name="a297" draw:name="Slide Number Placeholder 6" svg:x="4.24826in" svg:y="9.49826in" svg:width="3.25in" svg:height="0.50174in" presentation:class="page-number" presentation:placeholder="false">
          <draw:text-box>
  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99">
      <draw:custom-shape svg:x="0in" svg:y="0.40116in" svg:width="13.33333in" svg:height="0.09231in" draw:id="id58" draw:layer="Master1-bg" draw:style-name="a302" draw:name="Rectangle 6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59" draw:layer="Master1-bg" draw:style-name="a305" draw:name="Rectangle 7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60" draw:layer="Master1-bg" draw:style-name="a308" draw:name="Rectangle 8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61" draw:layer="Master1-bg" draw:style-name="a311" draw:name="Rectangle 9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62" draw:layer="Master1-bg" draw:style-name="a314" draw:name="Rectangle 10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63" draw:layer="Master1-bg" draw:style-name="a317" draw:name="Rounded Rectangle 11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64" draw:layer="Master1-bg" draw:style-name="a320" draw:name="Rounded Rectangle 12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65" draw:layer="Master1-bg" draw:style-name="a323" draw:name="Rectangle 13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66" draw:layer="Master1-bg" draw:style-name="a326" draw:name="Rectangle 14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67" draw:layer="Master1-bg" draw:style-name="a329" draw:name="Rectangle 15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68" draw:layer="Master1-bg" draw:style-name="a332" draw:name="Rectangle 16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69" draw:layer="Master1-bg" draw:style-name="a335" draw:name="Rectangle 17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70" draw:layer="Master1-bg" draw:style-name="a338" draw:name="Rectangle 18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43" draw:name="Date Placeholder 3" svg:x="9.60416in" svg:y="0.67in" svg:width="1.39584in" svg:height="0.5in" presentation:class="date-time" presentation:placeholder="false">
        <draw:text-box>
          <text:p text:style-name="a342" text:class-names="" text:cond-style-name=""><text:span text:style-name="a339" text:class-names=""><text:date text:fixed="false" style:data-style-name="a340">6/4/2012</text:date></text:span><text:span text:style-name="a341" text:class-names=""/></text:p>
        </draw:text-box>
        <svg:title/>
        <svg:desc/>
      </draw:frame>
      <draw:frame draw:id="id72" presentation:style-name="a346" draw:name="Footer Placeholder 4" svg:x="7.66667in" svg:y="0.67in" svg:width="1.93333in" svg:height="0.5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73" presentation:style-name="a350" draw:name="Slide Number Placeholder 5" svg:x="11.92in" svg:y="0.00248in" svg:width="1.11111in" svg:height="0.4in" presentation:class="page-number" presentation:placeholder="false">
        <draw:text-box>
          <text:p text:style-name="a349" text:class-names="" text:cond-style-name=""><text:span text:style-name="a347" text:class-names=""><text:page-number style:num-format="1" text:fixed="false">‹#›</text:page-number></text:span><text:span text:style-name="a348" text:class-names=""/></text:p>
        </draw:text-box>
        <svg:title/>
        <svg:desc/>
      </draw:frame>
      <draw:frame draw:id="id74" presentation:style-name="a354" draw:name="Text Placeholder 2" svg:x="1.05324in" svg:y="3.68229in" svg:width="11.33333in" svg:height="1.65104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75" presentation:style-name="a358" draw:name="Title 1" svg:x="1.05324in" svg:y="2.16667in" svg:width="11.33333in" svg:height="1.48958in" presentation:class="title" presentation:placeholder="false">
        <draw:text-box>
          <text:p text:style-name="a357" text:class-names="" text:cond-style-name=""><text:span text:style-name="a355" text:class-names="">Click to edit Master title style</text:span><text:span text:style-name="a356" text:class-names=""/></text:p>
        </draw:text-box>
        <svg:title/>
        <svg:desc/>
      </draw:frame>
      <presentation:notes style:page-layout-name="pageLayout2" draw:style-name="a391">
        <draw:frame draw:id="id18" presentation:style-name="a361" draw:name="Header Placeholder 1" svg:x="0in" svg:y="0in" svg:width="3.25in" svg:height="0.50174in" presentation:class="head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9" presentation:style-name="a366" draw:name="Date Placehold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2" text:class-names=""><text:date text:fixed="false" style:data-style-name="a363">6/4/2012</text:date></text:span><text:span text:style-name="a364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367" draw:name="Slide Image Placeholder 3">
          <svg:title/>
          <svg:desc/>
        </draw:page-thumbnail>
        <draw:frame draw:id="id21" presentation:style-name="a383" draw:name="Notes Placehold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Click to edit Master text styles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Second level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list text:style-name="a382">
                              <text:list-item>
                                <text:p text:style-name="a381" text:class-names="" text:cond-style-name=""><text:span text:style-name="a379" text:class-names="">Fifth level</text:span><text:span text:style-name="a3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386" draw:name="Footer Placeholder 5" svg:x="0in" svg:y="9.49826in" svg:width="3.25in" svg:height="0.50174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23" presentation:style-name="a390" draw:name="Slide Number Placeholder 6" svg:x="4.24826in" svg:y="9.49826in" svg:width="3.25in" svg:height="0.50174in" presentation:class="page-number" presentation:placeholder="false">
          <draw:text-box>
            <text:p text:style-name="a389" text:class-names="" text:cond-style-name=""><text:span text:style-name="a387" text:class-names=""><text:page-number style:num-format="1" text:fixed="false">‹#›</text:page-number></text:span><text:span text:style-name="a38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92">
      <draw:custom-shape svg:x="0in" svg:y="0.40116in" svg:width="13.33333in" svg:height="0.09231in" draw:id="id76" draw:layer="Master1-bg" draw:style-name="a395" draw:name="Rectangle 7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77" draw:layer="Master1-bg" draw:style-name="a398" draw:name="Rectangle 8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78" draw:layer="Master1-bg" draw:style-name="a401" draw:name="Rectangle 9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79" draw:layer="Master1-bg" draw:style-name="a404" draw:name="Rectangle 10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80" draw:layer="Master1-bg" draw:style-name="a407" draw:name="Rectangle 11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81" draw:layer="Master1-bg" draw:style-name="a410" draw:name="Rounded Rectangle 12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82" draw:layer="Master1-bg" draw:style-name="a413" draw:name="Rounded Rectangle 13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83" draw:layer="Master1-bg" draw:style-name="a416" draw:name="Rectangle 14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84" draw:layer="Master1-bg" draw:style-name="a419" draw:name="Rectangle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85" draw:layer="Master1-bg" draw:style-name="a422" draw:name="Rectangle 16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86" draw:layer="Master1-bg" draw:style-name="a425" draw:name="Rectangle 17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87" draw:layer="Master1-bg" draw:style-name="a428" draw:name="Rectangle 18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88" draw:layer="Master1-bg" draw:style-name="a431" draw:name="Rectangle 19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436" draw:name="Date Placeholder 4" svg:x="9.60416in" svg:y="0.67in" svg:width="1.39584in" svg:height="0.5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6/4/2012</text:date></text:span><text:span text:style-name="a434" text:class-names=""/></text:p>
        </draw:text-box>
        <svg:title/>
        <svg:desc/>
      </draw:frame>
      <draw:frame draw:id="id90" presentation:style-name="a439" draw:name="Footer Placeholder 5" svg:x="7.66667in" svg:y="0.67in" svg:width="1.93333in" svg:height="0.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91" presentation:style-name="a443" draw:name="Slide Number Placeholder 6" svg:x="11.92in" svg:y="0.00248in" svg:width="1.11111in" svg:height="0.4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>‹#›</text:page-number></text:span><text:span text:style-name="a441" text:class-names=""/></text:p>
        </draw:text-box>
        <svg:title/>
        <svg:desc/>
      </draw:frame>
      <draw:frame draw:id="id92" presentation:style-name="a460" draw:name="Content Placeholder 3" svg:x="6.77778in" svg:y="2.46in" svg:width="5.88889in" svg:height="4.74833in" presentation:class="object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6" text:class-names="">Fifth level</text:span><text:span text:style-name="a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77" draw:name="Content Placeholder 2" svg:x="0.66667in" svg:y="2.46in" svg:width="5.88889in" svg:height="4.7483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481" draw:name="Title 1" svg:x="0.66667in" svg:y="1.25in" svg:width="12in" svg:height="1.16667in" presentation:class="title" presentation:placeholder="false">
        <draw:text-box>
          <text:p text:style-name="a480" text:class-names="" text:cond-style-name=""><text:span text:style-name="a478" text:class-names="">Click to edit Master title style</text:span><text:span text:style-name="a479" text:class-names=""/></text:p>
        </draw:text-box>
        <svg:title/>
        <svg:desc/>
      </draw:frame>
      <presentation:notes style:page-layout-name="pageLayout2" draw:style-name="a514">
        <draw:frame draw:id="id18" presentation:style-name="a484" draw:name="Header Placeholder 1" svg:x="0in" svg:y="0in" svg:width="3.25in" svg:height="0.50174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9" presentation:style-name="a489" draw:name="Date Placeholder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5" text:class-names=""><text:date text:fixed="false" style:data-style-name="a486">6/4/2012</text:date></text:span><text:span text:style-name="a487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490" draw:name="Slide Image Placeholder 3">
          <svg:title/>
          <svg:desc/>
        </draw:page-thumbnail>
        <draw:frame draw:id="id21" presentation:style-name="a506" draw:name="Notes Placehold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Click to 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2" text:class-names="">Fifth level</text:span><text:span text:style-name="a5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509" draw:name="Footer Placeholder 5" svg:x="0in" svg:y="9.49826in" svg:width="3.25in" svg:height="0.50174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23" presentation:style-name="a513" draw:name="Slide Number Placehold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0" text:class-names=""><text:page-number style:num-format="1" text:fixed="false">‹#›</text:page-number></text:span><text:span text:style-name="a51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515">
      <draw:custom-shape svg:x="0in" svg:y="0.40116in" svg:width="13.33333in" svg:height="0.09231in" draw:id="id95" draw:layer="Master1-bg" draw:style-name="a518" draw:name="Rectangle 9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96" draw:layer="Master1-bg" draw:style-name="a521" draw:name="Rectangle 10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97" draw:layer="Master1-bg" draw:style-name="a524" draw:name="Rectangle 11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98" draw:layer="Master1-bg" draw:style-name="a527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99" draw:layer="Master1-bg" draw:style-name="a530" draw:name="Rectangle 13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00" draw:layer="Master1-bg" draw:style-name="a533" draw:name="Rounded Rectangle 14">
        <svg:title/>
        <svg:desc/>
        <text:p text:style-name="a532" text:class-names="" text:cond-style-name=""><text:span text:style-name="a53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101" draw:layer="Master1-bg" draw:style-name="a536" draw:name="Rounded Rectangle 15">
        <svg:title/>
        <svg:desc/>
        <text:p text:style-name="a535" text:class-names="" text:cond-style-name=""><text:span text:style-name="a53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102" draw:layer="Master1-bg" draw:style-name="a539" draw:name="Rectangle 16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03" draw:layer="Master1-bg" draw:style-name="a542" draw:name="Rectangle 17">
        <svg:title/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04" draw:layer="Master1-bg" draw:style-name="a545" draw:name="Rectangle 18">
        <svg:title/>
        <svg:desc/>
        <text:p text:style-name="a544" text:class-names="" text:cond-style-name=""><text:span text:style-name="a5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05" draw:layer="Master1-bg" draw:style-name="a548" draw:name="Rectangle 19">
        <svg:title/>
        <svg:desc/>
        <text:p text:style-name="a547" text:class-names="" text:cond-style-name=""><text:span text:style-name="a5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06" draw:layer="Master1-bg" draw:style-name="a551" draw:name="Rectangle 20">
        <svg:title/>
        <svg:desc/>
        <text:p text:style-name="a550" text:class-names="" text:cond-style-name=""><text:span text:style-name="a5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07" draw:layer="Master1-bg" draw:style-name="a554" draw:name="Rectangle 21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559" draw:name="Date Placeholder 25" svg:x="9.60416in" svg:y="0.67in" svg:width="1.39584in" svg:height="0.5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>6/4/2012</text:date></text:span><text:span text:style-name="a557" text:class-names=""/></text:p>
        </draw:text-box>
        <svg:title/>
        <svg:desc/>
      </draw:frame>
      <draw:frame draw:id="id109" presentation:style-name="a563" draw:name="Slide Number Placeholder 26" svg:x="11.92in" svg:y="0.00248in" svg:width="1.11111in" svg:height="0.4in" presentation:class="page-number" presentation:placeholder="false">
        <draw:text-box>
          <text:p text:style-name="a562" text:class-names="" text:cond-style-name=""><text:span text:style-name="a560" text:class-names=""><text:page-number style:num-format="1" text:fixed="false">‹#›</text:page-number></text:span><text:span text:style-name="a561" text:class-names=""/></text:p>
        </draw:text-box>
        <svg:title/>
        <svg:desc/>
      </draw:frame>
      <draw:frame draw:id="id110" presentation:style-name="a566" draw:name="Footer Placeholder 27" svg:x="7.66667in" svg:y="0.67in" svg:width="1.93333in" svg:height="0.5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111" presentation:style-name="a583" draw:name="Content Placeholder 5" svg:x="6.88in" svg:y="2.96207in" svg:width="5.89352in" svg:height="4.25in" presentation:class="object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Second level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Third level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list text:style-name="a582">
                            <text:list-item>
                              <text:p text:style-name="a581" text:class-names="" text:cond-style-name=""><text:span text:style-name="a579" text:class-names="">Fifth level</text:span><text:span text:style-name="a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87" draw:name="Text Placeholder 3" svg:x="6.88426in" svg:y="2.45513in" svg:width="5.89352in" svg:height="0.5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Click to edit Master text styles</text:span></text:p>
            </text:list-item>
          </text:list>
        </draw:text-box>
        <svg:title/>
        <svg:desc/>
      </draw:frame>
      <draw:frame draw:id="id113" presentation:style-name="a604" draw:name="Content Placeholder 4" svg:x="0.55556in" svg:y="2.96207in" svg:width="5.89333in" svg:height="4.25in" presentation:class="object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Second level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Third level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0" text:class-names="">Fifth level</text:span><text:span text:style-name="a6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08" draw:name="Text Placeholder 2" svg:x="0.55556in" svg:y="2.45513in" svg:width="5.89333in" svg:height="0.5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Click to edit Master text styles</text:span></text:p>
            </text:list-item>
          </text:list>
        </draw:text-box>
        <svg:title/>
        <svg:desc/>
      </draw:frame>
      <draw:frame draw:id="id115" presentation:style-name="a612" draw:name="Title 1" svg:x="0.55556in" svg:y="1.25in" svg:width="12.22222in" svg:height="1.17in" presentation:class="title" presentation:placeholder="false">
        <draw:text-box>
          <text:p text:style-name="a611" text:class-names="" text:cond-style-name=""><text:span text:style-name="a609" text:class-names="">Click to edit Master title style</text:span><text:span text:style-name="a610" text:class-names=""/></text:p>
        </draw:text-box>
        <svg:title/>
        <svg:desc/>
      </draw:frame>
      <presentation:notes style:page-layout-name="pageLayout2" draw:style-name="a645">
        <draw:frame draw:id="id18" presentation:style-name="a615" draw:name="Header Placeholder 1" svg:x="0in" svg:y="0in" svg:width="3.25in" svg:height="0.50174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9" presentation:style-name="a620" draw:name="Date Placeholder 2" svg:x="4.24826in" svg:y="0in" svg:width="3.25in" svg:height="0.50174in" presentation:class="date-time" presentation:placeholder="false">
          <draw:text-box>
            <text:p text:style-name="a619" text:class-names="" text:cond-style-name=""><text:span text:style-name="a616" text:class-names=""><text:date text:fixed="false" style:data-style-name="a617">6/4/2012</text:date></text:span><text:span text:style-name="a618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621" draw:name="Slide Image Placeholder 3">
          <svg:title/>
          <svg:desc/>
        </draw:page-thumbnail>
        <draw:frame draw:id="id21" presentation:style-name="a637" draw:name="Notes Placeholder 4" svg:x="0.75in" svg:y="4.8125in" svg:width="6in" svg:height="3.9375in" presentation:class="notes" presentation:placeholder="false">
          <draw:text-box>
            <text:p text:style-name="a623" text:class-names="" text:cond-style-name=""><text:span text:style-name="a622" text:class-names="">Click to edit Master text styles</text:span></text:p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Second level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p text:style-name="a628" text:class-names="" text:cond-style-name=""><text:span text:style-name="a6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p text:style-name="a631" text:class-names="" text:cond-style-name=""><text:span text:style-name="a6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list text:style-name="a636">
                              <text:list-item>
                                <text:p text:style-name="a635" text:class-names="" text:cond-style-name=""><text:span text:style-name="a633" text:class-names="">Fifth level</text:span><text:span text:style-name="a6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640" draw:name="Footer Placeholder 5" svg:x="0in" svg:y="9.49826in" svg:width="3.25in" svg:height="0.50174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23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1" text:class-names=""><text:page-number style:num-format="1" text:fixed="false">‹#›</text:page-number></text:span><text:span text:style-name="a64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646">
      <draw:custom-shape svg:x="0in" svg:y="0.40116in" svg:width="13.33333in" svg:height="0.09231in" draw:id="id116" draw:layer="Master1-bg" draw:style-name="a649" draw:name="Rectangle 5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17" draw:layer="Master1-bg" draw:style-name="a652" draw:name="Rectangle 6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18" draw:layer="Master1-bg" draw:style-name="a655" draw:name="Rectangle 7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19" draw:layer="Master1-bg" draw:style-name="a658" draw:name="Rectangle 8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20" draw:layer="Master1-bg" draw:style-name="a661" draw:name="Rectangle 9">
        <svg:title/>
        <svg:desc/>
        <text:p text:style-name="a660" text:class-names="" text:cond-style-name=""><text:span text:style-name="a65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21" draw:layer="Master1-bg" draw:style-name="a664" draw:name="Rounded Rectangle 10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122" draw:layer="Master1-bg" draw:style-name="a667" draw:name="Rounded Rectangle 11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123" draw:layer="Master1-bg" draw:style-name="a670" draw:name="Rectangle 12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24" draw:layer="Master1-bg" draw:style-name="a673" draw:name="Rectangle 13">
        <svg:title/>
        <svg:desc/>
        <text:p text:style-name="a672" text:class-names="" text:cond-style-name=""><text:span text:style-name="a6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25" draw:layer="Master1-bg" draw:style-name="a676" draw:name="Rectangle 14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26" draw:layer="Master1-bg" draw:style-name="a679" draw:name="Rectangle 15">
        <svg:title/>
        <svg:desc/>
        <text:p text:style-name="a678" text:class-names="" text:cond-style-name=""><text:span text:style-name="a6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27" draw:layer="Master1-bg" draw:style-name="a682" draw:name="Rectangle 16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28" draw:layer="Master1-bg" draw:style-name="a685" draw:name="Rectangle 17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690" draw:name="Date Placeholder 2" svg:x="9.6in" svg:y="0.67in" svg:width="1.39584in" svg:height="0.5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6/4/2012</text:date></text:span><text:span text:style-name="a688" text:class-names=""/></text:p>
        </draw:text-box>
        <svg:title/>
        <svg:desc/>
      </draw:frame>
      <draw:frame draw:id="id130" presentation:style-name="a693" draw:name="Footer Placeholder 3" svg:x="7.66667in" svg:y="0.67in" svg:width="1.93333in" svg:height="0.5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31" presentation:style-name="a697" draw:name="Slide Number Placeholder 4" svg:x="11.92in" svg:y="0.00248in" svg:width="1.11111in" svg:height="0.4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</draw:text-box>
        <svg:title/>
        <svg:desc/>
      </draw:frame>
      <draw:frame draw:id="id132" presentation:style-name="a701" draw:name="Title 1" svg:x="0.66667in" svg:y="1.25in" svg:width="12in" svg:height="1.17in" presentation:class="title" presentation:placeholder="false">
        <draw:text-box>
          <text:p text:style-name="a700" text:class-names="" text:cond-style-name=""><text:span text:style-name="a698" text:class-names="">Click to edit Master title style</text:span><text:span text:style-name="a699" text:class-names=""/></text:p>
        </draw:text-box>
        <svg:title/>
        <svg:desc/>
      </draw:frame>
      <presentation:notes style:page-layout-name="pageLayout2" draw:style-name="a734">
        <draw:frame draw:id="id18" presentation:style-name="a704" draw:name="Header Placeholder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9" presentation:style-name="a709" draw:name="Date Placeholder 2" svg:x="4.24826in" svg:y="0in" svg:width="3.25in" svg:height="0.50174in" presentation:class="date-time" presentation:placeholder="false">
          <draw:text-box>
            <text:p text:style-name="a708" text:class-names="" text:cond-style-name=""><text:span text:style-name="a705" text:class-names=""><text:date text:fixed="false" style:data-style-name="a706">6/4/2012</text:date></text:span><text:span text:style-name="a707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710" draw:name="Slide Image Placeholder 3">
          <svg:title/>
          <svg:desc/>
        </draw:page-thumbnail>
        <draw:frame draw:id="id21" presentation:style-name="a726" draw:name="Notes Placeholder 4" svg:x="0.75in" svg:y="4.8125in" svg:width="6in" svg:height="3.9375in" presentation:class="notes" presentation:placeholder="false">
          <draw:text-box>
            <text:p text:style-name="a712" text:class-names="" text:cond-style-name=""><text:span text:style-name="a711" text:class-names="">Click to edit Master text styles</text:span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Second level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p text:style-name="a720" text:class-names="" text:cond-style-name=""><text:span text:style-name="a7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list text:style-name="a725">
                              <text:list-item>
                                <text:p text:style-name="a724" text:class-names="" text:cond-style-name=""><text:span text:style-name="a722" text:class-names="">Fifth level</text:span><text:span text:style-name="a7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729" draw:name="Footer Placeholder 5" svg:x="0in" svg:y="9.49826in" svg:width="3.25in" svg:height="0.50174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23" presentation:style-name="a733" draw:name="Slide Number Placeholder 6" svg:x="4.24826in" svg:y="9.49826in" svg:width="3.25in" svg:height="0.50174in" presentation:class="page-number" presentation:placeholder="false">
          <draw:text-box>
            <text:p text:style-name="a732" text:class-names="" text:cond-style-name=""><text:span text:style-name="a730" text:class-names=""><text:page-number style:num-format="1" text:fixed="false">‹#›</text:page-number></text:span><text:span text:style-name="a73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735">
      <draw:custom-shape svg:x="0in" svg:y="0.40116in" svg:width="13.33333in" svg:height="0.09231in" draw:id="id133" draw:layer="Master1-bg" draw:style-name="a738" draw:name="Rectangle 4">
        <svg:title/>
        <svg:desc/>
        <text:p text:style-name="a737" text:class-names="" text:cond-style-name=""><text:span text:style-name="a7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34" draw:layer="Master1-bg" draw:style-name="a741" draw:name="Rectangle 5">
        <svg:title/>
        <svg:desc/>
        <text:p text:style-name="a740" text:class-names="" text:cond-style-name=""><text:span text:style-name="a7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35" draw:layer="Master1-bg" draw:style-name="a744" draw:name="Rectangle 6">
        <svg:title/>
        <svg:desc/>
        <text:p text:style-name="a743" text:class-names="" text:cond-style-name=""><text:span text:style-name="a7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36" draw:layer="Master1-bg" draw:style-name="a747" draw:name="Rectangle 7">
        <svg:title/>
        <svg:desc/>
        <text:p text:style-name="a746" text:class-names="" text:cond-style-name=""><text:span text:style-name="a74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37" draw:layer="Master1-bg" draw:style-name="a750" draw:name="Rectangle 8">
        <svg:title/>
        <svg:desc/>
        <text:p text:style-name="a749" text:class-names="" text:cond-style-name=""><text:span text:style-name="a74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38" draw:layer="Master1-bg" draw:style-name="a753" draw:name="Rounded Rectangle 9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139" draw:layer="Master1-bg" draw:style-name="a756" draw:name="Rounded Rectangle 10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140" draw:layer="Master1-bg" draw:style-name="a759" draw:name="Rectangle 11">
        <svg:title/>
        <svg:desc/>
        <text:p text:style-name="a758" text:class-names="" text:cond-style-name=""><text:span text:style-name="a7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41" draw:layer="Master1-bg" draw:style-name="a762" draw:name="Rectangle 12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42" draw:layer="Master1-bg" draw:style-name="a765" draw:name="Rectangle 13">
        <svg:title/>
        <svg:desc/>
        <text:p text:style-name="a764" text:class-names="" text:cond-style-name=""><text:span text:style-name="a7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43" draw:layer="Master1-bg" draw:style-name="a768" draw:name="Rectangle 14">
        <svg:title/>
        <svg:desc/>
        <text:p text:style-name="a767" text:class-names="" text:cond-style-name=""><text:span text:style-name="a7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44" draw:layer="Master1-bg" draw:style-name="a771" draw:name="Rectangle 15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45" draw:layer="Master1-bg" draw:style-name="a774" draw:name="Rectangle 16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779" draw:name="Date Placeholder 1" svg:x="9.60416in" svg:y="0.67in" svg:width="1.39584in" svg:height="0.5in" presentation:class="date-time" presentation:placeholder="false">
        <draw:text-box>
          <text:p text:style-name="a778" text:class-names="" text:cond-style-name=""><text:span text:style-name="a775" text:class-names=""><text:date text:fixed="false" style:data-style-name="a776">6/4/2012</text:date></text:span><text:span text:style-name="a777" text:class-names=""/></text:p>
        </draw:text-box>
        <svg:title/>
        <svg:desc/>
      </draw:frame>
      <draw:frame draw:id="id147" presentation:style-name="a782" draw:name="Footer Placeholder 2" svg:x="7.66667in" svg:y="0.67in" svg:width="1.93333in" svg:height="0.5in" presentation:class="footer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148" presentation:style-name="a786" draw:name="Slide Number Placeholder 3" svg:x="11.92in" svg:y="0.00248in" svg:width="1.11111in" svg:height="0.4in" presentation:class="page-number" presentation:placeholder="false">
        <draw:text-box>
          <text:p text:style-name="a785" text:class-names="" text:cond-style-name=""><text:span text:style-name="a783" text:class-names=""><text:page-number style:num-format="1" text:fixed="false">‹#›</text:page-number></text:span><text:span text:style-name="a784" text:class-names=""/></text:p>
        </draw:text-box>
        <svg:title/>
        <svg:desc/>
      </draw:frame>
      <presentation:notes style:page-layout-name="pageLayout2" draw:style-name="a819">
        <draw:frame draw:id="id18" presentation:style-name="a789" draw:name="Header Placeholder 1" svg:x="0in" svg:y="0in" svg:width="3.25in" svg:height="0.50174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9" presentation:style-name="a794" draw:name="Date Placeholder 2" svg:x="4.24826in" svg:y="0in" svg:width="3.25in" svg:height="0.50174in" presentation:class="date-time" presentation:placeholder="false">
          <draw:text-box>
            <text:p text:style-name="a793" text:class-names="" text:cond-style-name=""><text:span text:style-name="a790" text:class-names=""><text:date text:fixed="false" style:data-style-name="a791">6/4/2012</text:date></text:span><text:span text:style-name="a792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795" draw:name="Slide Image Placeholder 3">
          <svg:title/>
          <svg:desc/>
        </draw:page-thumbnail>
        <draw:frame draw:id="id21" presentation:style-name="a811" draw:name="Notes Placeholder 4" svg:x="0.75in" svg:y="4.8125in" svg:width="6in" svg:height="3.9375in" presentation:class="notes" presentation:placeholder="false">
          <draw:text-box>
            <text:p text:style-name="a797" text:class-names="" text:cond-style-name=""><text:span text:style-name="a796" text:class-names="">Click to edit Master text styles</text:span></text:p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Second level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p text:style-name="a802" text:class-names="" text:cond-style-name=""><text:span text:style-name="a8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p text:style-name="a805" text:class-names="" text:cond-style-name=""><text:span text:style-name="a8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list text:style-name="a810">
                              <text:list-item>
                                <text:p text:style-name="a809" text:class-names="" text:cond-style-name=""><text:span text:style-name="a807" text:class-names="">Fifth level</text:span><text:span text:style-name="a8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814" draw:name="Footer Placeholder 5" svg:x="0in" svg:y="9.49826in" svg:width="3.25in" svg:height="0.50174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23" presentation:style-name="a818" draw:name="Slide Number Placeholder 6" svg:x="4.24826in" svg:y="9.49826in" svg:width="3.25in" svg:height="0.50174in" presentation:class="page-number" presentation:placeholder="false">
          <draw:text-box>
            <text:p text:style-name="a817" text:class-names="" text:cond-style-name=""><text:span text:style-name="a815" text:class-names=""><text:page-number style:num-format="1" text:fixed="false">‹#›</text:page-number></text:span><text:span text:style-name="a816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820">
      <draw:custom-shape svg:x="0in" svg:y="0.40116in" svg:width="13.33333in" svg:height="0.09231in" draw:id="id149" draw:layer="Master1-bg" draw:style-name="a823" draw:name="Rectangle 7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50" draw:layer="Master1-bg" draw:style-name="a826" draw:name="Rectangle 8">
        <svg:title/>
        <svg:desc/>
        <text:p text:style-name="a825" text:class-names="" text:cond-style-name=""><text:span text:style-name="a8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51" draw:layer="Master1-bg" draw:style-name="a829" draw:name="Rectangle 9">
        <svg:title/>
        <svg:desc/>
        <text:p text:style-name="a828" text:class-names="" text:cond-style-name=""><text:span text:style-name="a8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52" draw:layer="Master1-bg" draw:style-name="a832" draw:name="Rectangle 10">
        <svg:title/>
        <svg:desc/>
        <text:p text:style-name="a831" text:class-names="" text:cond-style-name=""><text:span text:style-name="a83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53" draw:layer="Master1-bg" draw:style-name="a835" draw:name="Rectangle 11">
        <svg:title/>
        <svg:desc/>
        <text:p text:style-name="a834" text:class-names="" text:cond-style-name=""><text:span text:style-name="a83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54" draw:layer="Master1-bg" draw:style-name="a838" draw:name="Rounded Rectangle 12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155" draw:layer="Master1-bg" draw:style-name="a841" draw:name="Rounded Rectangle 13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156" draw:layer="Master1-bg" draw:style-name="a844" draw:name="Rectangle 14">
        <svg:title/>
        <svg:desc/>
        <text:p text:style-name="a843" text:class-names="" text:cond-style-name=""><text:span text:style-name="a8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57" draw:layer="Master1-bg" draw:style-name="a847" draw:name="Rectangle 15">
        <svg:title/>
        <svg:desc/>
        <text:p text:style-name="a846" text:class-names="" text:cond-style-name=""><text:span text:style-name="a8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58" draw:layer="Master1-bg" draw:style-name="a850" draw:name="Rectangle 16">
        <svg:title/>
        <svg:desc/>
        <text:p text:style-name="a849" text:class-names="" text:cond-style-name=""><text:span text:style-name="a8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59" draw:layer="Master1-bg" draw:style-name="a853" draw:name="Rectangle 17">
        <svg:title/>
        <svg:desc/>
        <text:p text:style-name="a852" text:class-names="" text:cond-style-name=""><text:span text:style-name="a8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60" draw:layer="Master1-bg" draw:style-name="a856" draw:name="Rectangle 18">
        <svg:title/>
        <svg:desc/>
        <text:p text:style-name="a855" text:class-names="" text:cond-style-name=""><text:span text:style-name="a8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61" draw:layer="Master1-bg" draw:style-name="a859" draw:name="Rectangle 19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864" draw:name="Date Placeholder 4" svg:x="9.60416in" svg:y="0.67in" svg:width="1.39584in" svg:height="0.5in" presentation:class="date-time" presentation:placeholder="false">
        <draw:text-box>
          <text:p text:style-name="a863" text:class-names="" text:cond-style-name=""><text:span text:style-name="a860" text:class-names=""><text:date text:fixed="false" style:data-style-name="a861">6/4/2012</text:date></text:span><text:span text:style-name="a862" text:class-names=""/></text:p>
        </draw:text-box>
        <svg:title/>
        <svg:desc/>
      </draw:frame>
      <draw:frame draw:id="id163" presentation:style-name="a867" draw:name="Footer Placeholder 5" svg:x="7.66667in" svg:y="0.67in" svg:width="1.93333in" svg:height="0.5in" presentation:class="footer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64" presentation:style-name="a871" draw:name="Slide Number Placeholder 6" svg:x="11.92in" svg:y="0.00248in" svg:width="1.11111in" svg:height="0.4in" presentation:class="page-number" presentation:placeholder="false">
        <draw:text-box>
          <text:p text:style-name="a870" text:class-names="" text:cond-style-name=""><text:span text:style-name="a868" text:class-names=""><text:page-number style:num-format="1" text:fixed="false">‹#›</text:page-number></text:span><text:span text:style-name="a869" text:class-names=""/></text:p>
        </draw:text-box>
        <svg:title/>
        <svg:desc/>
      </draw:frame>
      <draw:frame draw:id="id165" presentation:style-name="a888" draw:name="Content Placeholder 3" svg:x="0.22222in" svg:y="0.84896in" svg:width="7.44in" svg:height="6.34852in" presentation:class="object" presentation:placeholder="false">
        <draw:text-box>
          <text:list text:style-name="a874">
            <text:list-item>
              <text:p text:style-name="a873" text:class-names="" text:cond-style-name=""><text:span text:style-name="a872" text:class-names="">Click to edit Master text styles</text:span></text:p>
            </text:list-item>
          </text:list>
          <text:list text:style-name="a877">
            <text:list-item>
              <text:list text:style-name="a877">
                <text:list-item>
                  <text:p text:style-name="a876" text:class-names="" text:cond-style-name=""><text:span text:style-name="a875" text:class-names="">Second level</text:span></text:p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p text:style-name="a879" text:class-names="" text:cond-style-name=""><text:span text:style-name="a8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83">
            <text:list-item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p text:style-name="a882" text:class-names="" text:cond-style-name=""><text:span text:style-name="a8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list text:style-name="a887">
                            <text:list-item>
                              <text:p text:style-name="a886" text:class-names="" text:cond-style-name=""><text:span text:style-name="a884" text:class-names="">Fifth level</text:span><text:span text:style-name="a8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892" draw:name="Text Placeholder 2" svg:x="7.80621in" svg:y="2.19896in" svg:width="4.93333in" svg:height="5.00938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Click to edit Master text styles</text:span></text:p>
            </text:list-item>
          </text:list>
        </draw:text-box>
        <svg:title/>
        <svg:desc/>
      </draw:frame>
      <draw:frame draw:id="id167" presentation:style-name="a896" draw:name="Title 1" svg:x="7.80621in" svg:y="1.20513in" svg:width="4.93333in" svg:height="0.96in" presentation:class="title" presentation:placeholder="false">
        <draw:text-box>
          <text:p text:style-name="a895" text:class-names="" text:cond-style-name=""><text:span text:style-name="a893" text:class-names="">Click to edit Master title style</text:span><text:span text:style-name="a894" text:class-names=""/></text:p>
        </draw:text-box>
        <svg:title/>
        <svg:desc/>
      </draw:frame>
      <presentation:notes style:page-layout-name="pageLayout2" draw:style-name="a929">
        <draw:frame draw:id="id18" presentation:style-name="a899" draw:name="Header Placeholder 1" svg:x="0in" svg:y="0in" svg:width="3.25in" svg:height="0.50174in" presentation:class="head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9" presentation:style-name="a904" draw:name="Date Placeholder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0" text:class-names=""><text:date text:fixed="false" style:data-style-name="a901">6/4/2012</text:date></text:span><text:span text:style-name="a902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905" draw:name="Slide Image Placeholder 3">
          <svg:title/>
          <svg:desc/>
        </draw:page-thumbnail>
        <draw:frame draw:id="id21" presentation:style-name="a921" draw:name="Notes Placeholder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Click to edit Master text styles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Second level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list text:style-name="a920">
                          <text:list-item>
                            <text:list text:style-name="a920">
                              <text:list-item>
                                <text:p text:style-name="a919" text:class-names="" text:cond-style-name=""><text:span text:style-name="a917" text:class-names="">Fifth level</text:span><text:span text:style-name="a9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924" draw:name="Footer Placeholder 5" svg:x="0in" svg:y="9.49826in" svg:width="3.25in" svg:height="0.50174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23" presentation:style-name="a928" draw:name="Slide Number Placeholder 6" svg:x="4.24826in" svg:y="9.49826in" svg:width="3.25in" svg:height="0.50174in" presentation:class="page-number" presentation:placeholder="false">
          <draw:text-box>
            <text:p text:style-name="a927" text:class-names="" text:cond-style-name=""><text:span text:style-name="a925" text:class-names=""><text:page-number style:num-format="1" text:fixed="false">‹#›</text:page-number></text:span><text:span text:style-name="a92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930">
      <draw:custom-shape svg:x="0in" svg:y="0.40116in" svg:width="13.33333in" svg:height="0.09231in" draw:id="id168" draw:layer="Master1-bg" draw:style-name="a933" draw:name="Rectangle 7">
        <svg:title/>
        <svg:desc/>
        <text:p text:style-name="a932" text:class-names="" text:cond-style-name=""><text:span text:style-name="a9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69" draw:layer="Master1-bg" draw:style-name="a936" draw:name="Rectangle 8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70" draw:layer="Master1-bg" draw:style-name="a939" draw:name="Rectangle 9">
        <svg:title/>
        <svg:desc/>
        <text:p text:style-name="a938" text:class-names="" text:cond-style-name=""><text:span text:style-name="a9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71" draw:layer="Master1-bg" draw:style-name="a942" draw:name="Rectangle 10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72" draw:layer="Master1-bg" draw:style-name="a945" draw:name="Rectangle 11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73" draw:layer="Master1-bg" draw:style-name="a948" draw:name="Rounded Rectangle 12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174" draw:layer="Master1-bg" draw:style-name="a951" draw:name="Rounded Rectangle 13">
        <svg:title/>
        <svg:desc/>
        <text:p text:style-name="a950" text:class-names="" text:cond-style-name=""><text:span text:style-name="a94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175" draw:layer="Master1-bg" draw:style-name="a954" draw:name="Rectangle 14">
        <svg:title/>
        <svg:desc/>
        <text:p text:style-name="a953" text:class-names="" text:cond-style-name=""><text:span text:style-name="a9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76" draw:layer="Master1-bg" draw:style-name="a957" draw:name="Rectangle 15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77" draw:layer="Master1-bg" draw:style-name="a960" draw:name="Rectangle 16">
        <svg:title/>
        <svg:desc/>
        <text:p text:style-name="a959" text:class-names="" text:cond-style-name=""><text:span text:style-name="a9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78" draw:layer="Master1-bg" draw:style-name="a963" draw:name="Rectangle 17">
        <svg:title/>
        <svg:desc/>
        <text:p text:style-name="a962" text:class-names="" text:cond-style-name=""><text:span text:style-name="a9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79" draw:layer="Master1-bg" draw:style-name="a966" draw:name="Rectangle 18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80" draw:layer="Master1-bg" draw:style-name="a969" draw:name="Rectangle 19">
        <svg:title/>
        <svg:desc/>
        <text:p text:style-name="a968" text:class-names="" text:cond-style-name=""><text:span text:style-name="a9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1" presentation:style-name="a974" draw:name="Date Placeholder 4" svg:x="9.60416in" svg:y="0.67in" svg:width="1.39584in" svg:height="0.5in" presentation:class="date-time" presentation:placeholder="false">
        <draw:text-box>
          <text:p text:style-name="a973" text:class-names="" text:cond-style-name=""><text:span text:style-name="a970" text:class-names=""><text:date text:fixed="false" style:data-style-name="a971">6/4/2012</text:date></text:span><text:span text:style-name="a972" text:class-names=""/></text:p>
        </draw:text-box>
        <svg:title/>
        <svg:desc/>
      </draw:frame>
      <draw:frame draw:id="id182" presentation:style-name="a977" draw:name="Footer Placeholder 5" svg:x="7.66667in" svg:y="0.67in" svg:width="1.93333in" svg:height="0.5in" presentation:class="foot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83" presentation:style-name="a981" draw:name="Slide Number Placeholder 6" svg:x="11.92in" svg:y="0.00248in" svg:width="1.11111in" svg:height="0.4in" presentation:class="page-number" presentation:placeholder="false">
        <draw:text-box>
          <text:p text:style-name="a980" text:class-names="" text:cond-style-name=""><text:span text:style-name="a978" text:class-names=""><text:page-number style:num-format="1" text:fixed="false">‹#›</text:page-number></text:span><text:span text:style-name="a979" text:class-names=""/></text:p>
        </draw:text-box>
        <svg:title/>
        <svg:desc/>
      </draw:frame>
      <draw:frame draw:id="id184" presentation:style-name="a985" draw:name="Picture Placeholder 2" svg:x="0.58861in" svg:y="1.25in" svg:width="6.66667in" svg:height="5in" presentation:class="graphic" presentation:placeholder="false">
        <draw:text-box>
          <text:p text:style-name="a984" text:class-names="" text:cond-style-name=""><text:span text:style-name="a982" text:class-names="">Click icon to add picture</text:span><text:span text:style-name="a983" text:class-names=""/></text:p>
        </draw:text-box>
        <svg:title/>
        <svg:desc/>
      </draw:frame>
      <draw:frame draw:id="id185" presentation:style-name="a989" draw:name="Text Placeholder 3" svg:x="8.87787in" svg:y="3.58083in" svg:width="3.77778in" svg:height="2.75207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</draw:text-box>
        <svg:title/>
        <svg:desc/>
      </draw:frame>
      <draw:frame draw:id="id186" presentation:style-name="a993" draw:name="Title 1" svg:x="7.93298in" svg:y="1.21299in" svg:width="0.85565in" svg:height="5.1199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presentation:notes style:page-layout-name="pageLayout2" draw:style-name="a1026">
        <draw:frame draw:id="id18" presentation:style-name="a996" draw:name="Header Placeholder 1" svg:x="0in" svg:y="0in" svg:width="3.25in" svg:height="0.50174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9" presentation:style-name="a1001" draw:name="Date Placeholder 2" svg:x="4.24826in" svg:y="0in" svg:width="3.25in" svg:height="0.50174in" presentation:class="date-time" presentation:placeholder="false">
          <draw:text-box>
            <text:p text:style-name="a1000" text:class-names="" text:cond-style-name=""><text:span text:style-name="a997" text:class-names=""><text:date text:fixed="false" style:data-style-name="a998">6/4/2012</text:date></text:span><text:span text:style-name="a999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002" draw:name="Slide Image Placeholder 3">
          <svg:title/>
          <svg:desc/>
        </draw:page-thumbnail>
        <draw:frame draw:id="id21" presentation:style-name="a1018" draw:name="Notes Placeholder 4" svg:x="0.75in" svg:y="4.8125in" svg:width="6in" svg:height="3.9375in" presentation:class="notes" presentation:placeholder="false">
          <draw:text-box>
            <text:p text:style-name="a1004" text:class-names="" text:cond-style-name=""><text:span text:style-name="a1003" text:class-names="">Click to edit Master text styles</text:span></text:p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Second level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p text:style-name="a1012" text:class-names="" text:cond-style-name=""><text:span text:style-name="a10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4" text:class-names="">Fifth level</text:span><text:span text:style-name="a10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21" draw:name="Footer Placeholder 5" svg:x="0in" svg:y="9.49826in" svg:width="3.25in" svg:height="0.501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23" presentation:style-name="a1025" draw:name="Slide Number Placeholder 6" svg:x="4.24826in" svg:y="9.49826in" svg:width="3.25in" svg:height="0.50174in" presentation:class="page-number" presentation:placeholder="false">
          <draw:text-box>
            <text:p text:style-name="a1024" text:class-names="" text:cond-style-name=""><text:span text:style-name="a1022" text:class-names=""><text:page-number style:num-format="1" text:fixed="false">‹#›</text:page-number></text:span><text:span text:style-name="a102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1027">
      <draw:custom-shape svg:x="0in" svg:y="0.40116in" svg:width="13.33333in" svg:height="0.09231in" draw:id="id187" draw:layer="Master1-bg" draw:style-name="a1030" draw:name="Rectangle 6">
        <svg:title/>
        <svg:desc/>
        <text:p text:style-name="a1029" text:class-names="" text:cond-style-name=""><text:span text:style-name="a10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88" draw:layer="Master1-bg" draw:style-name="a1033" draw:name="Rectangle 7">
        <svg:title/>
        <svg:desc/>
        <text:p text:style-name="a1032" text:class-names="" text:cond-style-name=""><text:span text:style-name="a10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89" draw:layer="Master1-bg" draw:style-name="a1036" draw:name="Rectangle 8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90" draw:layer="Master1-bg" draw:style-name="a1039" draw:name="Rectangle 9">
        <svg:title/>
        <svg:desc/>
        <text:p text:style-name="a1038" text:class-names="" text:cond-style-name=""><text:span text:style-name="a103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91" draw:layer="Master1-bg" draw:style-name="a1042" draw:name="Rectangle 10">
        <svg:title/>
        <svg:desc/>
        <text:p text:style-name="a1041" text:class-names="" text:cond-style-name=""><text:span text:style-name="a104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92" draw:layer="Master1-bg" draw:style-name="a1045" draw:name="Rounded Rectangle 11">
        <svg:title/>
        <svg:desc/>
        <text:p text:style-name="a1044" text:class-names="" text:cond-style-name=""><text:span text:style-name="a104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193" draw:layer="Master1-bg" draw:style-name="a1048" draw:name="Rounded Rectangle 12">
        <svg:title/>
        <svg:desc/>
        <text:p text:style-name="a1047" text:class-names="" text:cond-style-name=""><text:span text:style-name="a104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194" draw:layer="Master1-bg" draw:style-name="a1051" draw:name="Rectangle 13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95" draw:layer="Master1-bg" draw:style-name="a1054" draw:name="Rectangle 14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96" draw:layer="Master1-bg" draw:style-name="a1057" draw:name="Rectangle 15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97" draw:layer="Master1-bg" draw:style-name="a1060" draw:name="Rectangle 16">
        <svg:title/>
        <svg:desc/>
        <text:p text:style-name="a1059" text:class-names="" text:cond-style-name=""><text:span text:style-name="a10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98" draw:layer="Master1-bg" draw:style-name="a1063" draw:name="Rectangle 17">
        <svg:title/>
        <svg:desc/>
        <text:p text:style-name="a1062" text:class-names="" text:cond-style-name=""><text:span text:style-name="a10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99" draw:layer="Master1-bg" draw:style-name="a1066" draw:name="Rectangle 18">
        <svg:title/>
        <svg:desc/>
        <text:p text:style-name="a1065" text:class-names="" text:cond-style-name=""><text:span text:style-name="a10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0" presentation:style-name="a1071" draw:name="Date Placeholder 3" svg:x="9.60416in" svg:y="0.67in" svg:width="1.39584in" svg:height="0.5in" presentation:class="date-time" presentation:placeholder="false">
        <draw:text-box>
          <text:p text:style-name="a1070" text:class-names="" text:cond-style-name=""><text:span text:style-name="a1067" text:class-names=""><text:date text:fixed="false" style:data-style-name="a1068">6/4/2012</text:date></text:span><text:span text:style-name="a1069" text:class-names=""/></text:p>
        </draw:text-box>
        <svg:title/>
        <svg:desc/>
      </draw:frame>
      <draw:frame draw:id="id201" presentation:style-name="a1074" draw:name="Footer Placeholder 4" svg:x="7.66667in" svg:y="0.67in" svg:width="1.93333in" svg:height="0.5in" presentation:class="footer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202" presentation:style-name="a1078" draw:name="Slide Number Placeholder 5" svg:x="11.92in" svg:y="0.00248in" svg:width="1.11111in" svg:height="0.4in" presentation:class="page-number" presentation:placeholder="false">
        <draw:text-box>
          <text:p text:style-name="a1077" text:class-names="" text:cond-style-name=""><text:span text:style-name="a1075" text:class-names=""><text:page-number style:num-format="1" text:fixed="false">‹#›</text:page-number></text:span><text:span text:style-name="a1076" text:class-names=""/></text:p>
        </draw:text-box>
        <svg:title/>
        <svg:desc/>
      </draw:frame>
      <draw:frame draw:id="id203" presentation:style-name="a1095" draw:name="Vertical Text Placeholder 2" svg:x="0.66667in" svg:y="2.46in" svg:width="12in" svg:height="4.73in" presentation:class="outline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Click to edit Master text styles</text:span></text:p>
            </text:list-item>
          </text:list>
          <text:list text:style-name="a1084">
            <text:list-item>
              <text:list text:style-name="a1084">
                <text:list-item>
                  <text:p text:style-name="a1083" text:class-names="" text:cond-style-name=""><text:span text:style-name="a1082" text:class-names="">Second level</text:span></text:p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p text:style-name="a1086" text:class-names="" text:cond-style-name=""><text:span text:style-name="a10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list text:style-name="a1090">
                        <text:list-item>
                          <text:p text:style-name="a1089" text:class-names="" text:cond-style-name=""><text:span text:style-name="a10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1" text:class-names="">Fifth level</text:span><text:span text:style-name="a10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1099" draw:name="Title 1" svg:x="0.66667in" svg:y="1.25in" svg:width="12in" svg:height="1.16667in" presentation:class="title" presentation:placeholder="false">
        <draw:text-box>
          <text:p text:style-name="a1098" text:class-names="" text:cond-style-name=""><text:span text:style-name="a1096" text:class-names="">Click to edit Master title style</text:span><text:span text:style-name="a1097" text:class-names=""/></text:p>
        </draw:text-box>
        <svg:title/>
        <svg:desc/>
      </draw:frame>
      <presentation:notes style:page-layout-name="pageLayout2" draw:style-name="a1132">
        <draw:frame draw:id="id18" presentation:style-name="a1102" draw:name="Header Placeholder 1" svg:x="0in" svg:y="0in" svg:width="3.25in" svg:height="0.50174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9" presentation:style-name="a1107" draw:name="Date Placeholder 2" svg:x="4.24826in" svg:y="0in" svg:width="3.25in" svg:height="0.50174in" presentation:class="date-time" presentation:placeholder="false">
          <draw:text-box>
            <text:p text:style-name="a1106" text:class-names="" text:cond-style-name=""><text:span text:style-name="a1103" text:class-names=""><text:date text:fixed="false" style:data-style-name="a1104">6/4/2012</text:date></text:span><text:span text:style-name="a1105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108" draw:name="Slide Image Placeholder 3">
          <svg:title/>
          <svg:desc/>
        </draw:page-thumbnail>
        <draw:frame draw:id="id21" presentation:style-name="a1124" draw:name="Notes Placeholder 4" svg:x="0.75in" svg:y="4.8125in" svg:width="6in" svg:height="3.9375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list text:style-name="a1123">
                          <text:list-item>
                            <text:list text:style-name="a1123">
                              <text:list-item>
                                <text:p text:style-name="a1122" text:class-names="" text:cond-style-name=""><text:span text:style-name="a1120" text:class-names="">Fifth level</text:span><text:span text:style-name="a11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127" draw:name="Footer Placeholder 5" svg:x="0in" svg:y="9.49826in" svg:width="3.25in" svg:height="0.50174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23" presentation:style-name="a1131" draw:name="Slide Number Placeholder 6" svg:x="4.24826in" svg:y="9.49826in" svg:width="3.25in" svg:height="0.50174in" presentation:class="page-number" presentation:placeholder="false">
          <draw:text-box>
            <text:p text:style-name="a1130" text:class-names="" text:cond-style-name=""><text:span text:style-name="a1128" text:class-names=""><text:page-number style:num-format="1" text:fixed="false">‹#›</text:page-number></text:span><text:span text:style-name="a112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1133">
      <draw:custom-shape svg:x="0in" svg:y="0.40116in" svg:width="13.33333in" svg:height="0.09231in" draw:id="id205" draw:layer="Master1-bg" draw:style-name="a1136" draw:name="Rectangle 6">
        <svg:title/>
        <svg:desc/>
        <text:p text:style-name="a1135" text:class-names="" text:cond-style-name=""><text:span text:style-name="a1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206" draw:layer="Master1-bg" draw:style-name="a1139" draw:name="Rectangle 7">
        <svg:title/>
        <svg:desc/>
        <text:p text:style-name="a1138" text:class-names="" text:cond-style-name=""><text:span text:style-name="a1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207" draw:layer="Master1-bg" draw:style-name="a1142" draw:name="Rectangle 8">
        <svg:title/>
        <svg:desc/>
        <text:p text:style-name="a1141" text:class-names="" text:cond-style-name=""><text:span text:style-name="a1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208" draw:layer="Master1-bg" draw:style-name="a1145" draw:name="Rectangle 9">
        <svg:title/>
        <svg:desc/>
        <text:p text:style-name="a1144" text:class-names="" text:cond-style-name=""><text:span text:style-name="a114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209" draw:layer="Master1-bg" draw:style-name="a1148" draw:name="Rectangle 10">
        <svg:title/>
        <svg:desc/>
        <text:p text:style-name="a1147" text:class-names="" text:cond-style-name=""><text:span text:style-name="a114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210" draw:layer="Master1-bg" draw:style-name="a1151" draw:name="Rounded Rectangle 11">
        <svg:title/>
        <svg:desc/>
        <text:p text:style-name="a1150" text:class-names="" text:cond-style-name=""><text:span text:style-name="a114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0.75189in" svg:y="0.64408in" svg:width="2.33333in" svg:height="0.04in" draw:id="id211" draw:layer="Master1-bg" draw:style-name="a1154" draw:name="Rounded Rectangle 12">
        <svg:title/>
        <svg:desc/>
        <text:p text:style-name="a1153" text:class-names="" text:cond-style-name=""><text:span text:style-name="a115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13.24725in" svg:y="-0.00219in" svg:width="0.08403in" svg:height="0.68in" draw:id="id212" draw:layer="Master1-bg" draw:style-name="a1157" draw:name="Rectangle 13">
        <svg:title/>
        <svg:desc/>
        <text:p text:style-name="a1156" text:class-names="" text:cond-style-name=""><text:span text:style-name="a11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213" draw:layer="Master1-bg" draw:style-name="a1160" draw:name="Rectangle 14">
        <svg:title/>
        <svg:desc/>
        <text:p text:style-name="a1159" text:class-names="" text:cond-style-name=""><text:span text:style-name="a11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214" draw:layer="Master1-bg" draw:style-name="a1163" draw:name="Rectangle 15">
        <svg:title/>
        <svg:desc/>
        <text:p text:style-name="a1162" text:class-names="" text:cond-style-name=""><text:span text:style-name="a11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215" draw:layer="Master1-bg" draw:style-name="a1166" draw:name="Rectangle 16">
        <svg:title/>
        <svg:desc/>
        <text:p text:style-name="a1165" text:class-names="" text:cond-style-name=""><text:span text:style-name="a11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216" draw:layer="Master1-bg" draw:style-name="a1169" draw:name="Rectangle 17">
        <svg:title/>
        <svg:desc/>
        <text:p text:style-name="a1168" text:class-names="" text:cond-style-name=""><text:span text:style-name="a11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217" draw:layer="Master1-bg" draw:style-name="a1172" draw:name="Rectangle 18">
        <svg:title/>
        <svg:desc/>
        <text:p text:style-name="a1171" text:class-names="" text:cond-style-name=""><text:span text:style-name="a11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8" presentation:style-name="a1177" draw:name="Date Placeholder 3" svg:x="9.60416in" svg:y="0.67in" svg:width="1.39584in" svg:height="0.5in" presentation:class="date-time" presentation:placeholder="false">
        <draw:text-box>
          <text:p text:style-name="a1176" text:class-names="" text:cond-style-name=""><text:span text:style-name="a1173" text:class-names=""><text:date text:fixed="false" style:data-style-name="a1174">6/4/2012</text:date></text:span><text:span text:style-name="a1175" text:class-names=""/></text:p>
        </draw:text-box>
        <svg:title/>
        <svg:desc/>
      </draw:frame>
      <draw:frame draw:id="id219" presentation:style-name="a1180" draw:name="Footer Placeholder 4" svg:x="7.66667in" svg:y="0.67in" svg:width="1.93333in" svg:height="0.5in" presentation:class="footer" presentation:placeholder="false">
        <draw:text-box>
          <text:p text:style-name="a1179" text:class-names="" text:cond-style-name=""><text:span text:style-name="a1178" text:class-names=""/></text:p>
        </draw:text-box>
        <svg:title/>
        <svg:desc/>
      </draw:frame>
      <draw:frame draw:id="id220" presentation:style-name="a1184" draw:name="Slide Number Placeholder 5" svg:x="11.92in" svg:y="0.00248in" svg:width="1.11111in" svg:height="0.4in" presentation:class="page-number" presentation:placeholder="false">
        <draw:text-box>
          <text:p text:style-name="a1183" text:class-names="" text:cond-style-name=""><text:span text:style-name="a1181" text:class-names=""><text:page-number style:num-format="1" text:fixed="false">‹#›</text:page-number></text:span><text:span text:style-name="a1182" text:class-names=""/></text:p>
        </draw:text-box>
        <svg:title/>
        <svg:desc/>
      </draw:frame>
      <draw:frame draw:id="id221" presentation:style-name="a1201" draw:name="Vertical Text Placeholder 2" svg:x="0.66667in" svg:y="1.25in" svg:width="9.11111in" svg:height="5.95833in" presentation:class="outline" presentation:placeholder="false">
        <draw:text-box>
          <text:list text:style-name="a1187">
            <text:list-item>
              <text:p text:style-name="a1186" text:class-names="" text:cond-style-name=""><text:span text:style-name="a1185" text:class-names="">Click to edit Master text styles</text:span></text:p>
            </text:list-item>
          </text:list>
          <text:list text:style-name="a1190">
            <text:list-item>
              <text:list text:style-name="a1190">
                <text:list-item>
                  <text:p text:style-name="a1189" text:class-names="" text:cond-style-name=""><text:span text:style-name="a1188" text:class-names="">Second level</text:span></text:p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p text:style-name="a1192" text:class-names="" text:cond-style-name=""><text:span text:style-name="a1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list text:style-name="a1196">
                        <text:list-item>
                          <text:p text:style-name="a1195" text:class-names="" text:cond-style-name=""><text:span text:style-name="a1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0">
            <text:list-item>
              <text:list text:style-name="a1200">
                <text:list-item>
                  <text:list text:style-name="a1200">
                    <text:list-item>
                      <text:list text:style-name="a1200">
                        <text:list-item>
                          <text:list text:style-name="a1200">
                            <text:list-item>
                              <text:p text:style-name="a1199" text:class-names="" text:cond-style-name=""><text:span text:style-name="a1197" text:class-names="">Fifth level</text:span><text:span text:style-name="a11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205" draw:name="Vertical Title 1" svg:x="9.88889in" svg:y="1.25in" svg:width="2.77778in" svg:height="5.95833in" presentation:class="title" presentation:placeholder="false">
        <draw:text-box>
          <text:p text:style-name="a1204" text:class-names="" text:cond-style-name=""><text:span text:style-name="a1202" text:class-names="">Click to edit Master title style</text:span><text:span text:style-name="a1203" text:class-names=""/></text:p>
        </draw:text-box>
        <svg:title/>
        <svg:desc/>
      </draw:frame>
      <presentation:notes style:page-layout-name="pageLayout2" draw:style-name="a1238">
        <draw:frame draw:id="id18" presentation:style-name="a1208" draw:name="Header Placeholder 1" svg:x="0in" svg:y="0in" svg:width="3.25in" svg:height="0.50174in" presentation:class="head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9" presentation:style-name="a1213" draw:name="Date Placeholder 2" svg:x="4.24826in" svg:y="0in" svg:width="3.25in" svg:height="0.50174in" presentation:class="date-time" presentation:placeholder="false">
          <draw:text-box>
            <text:p text:style-name="a1212" text:class-names="" text:cond-style-name=""><text:span text:style-name="a1209" text:class-names=""><text:date text:fixed="false" style:data-style-name="a1210">6/4/2012</text:date></text:span><text:span text:style-name="a1211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214" draw:name="Slide Image Placeholder 3">
          <svg:title/>
          <svg:desc/>
        </draw:page-thumbnail>
        <draw:frame draw:id="id21" presentation:style-name="a1230" draw:name="Notes Placeholder 4" svg:x="0.75in" svg:y="4.8125in" svg:width="6in" svg:height="3.9375in" presentation:class="notes" presentation:placeholder="false">
          <draw:text-box>
            <text:p text:style-name="a1216" text:class-names="" text:cond-style-name=""><text:span text:style-name="a1215" text:class-names="">Click to edit Master text styles</text:span></text:p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Second level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list text:style-name="a1222">
                      <text:list-item>
                        <text:p text:style-name="a1221" text:class-names="" text:cond-style-name=""><text:span text:style-name="a1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list text:style-name="a1225">
                          <text:list-item>
                            <text:p text:style-name="a1224" text:class-names="" text:cond-style-name=""><text:span text:style-name="a1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list text:style-name="a1229">
                      <text:list-item>
                        <text:list text:style-name="a1229">
                          <text:list-item>
                            <text:list text:style-name="a1229">
                              <text:list-item>
                                <text:p text:style-name="a1228" text:class-names="" text:cond-style-name=""><text:span text:style-name="a1226" text:class-names="">Fifth level</text:span><text:span text:style-name="a12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233" draw:name="Footer Placeholder 5" svg:x="0in" svg:y="9.49826in" svg:width="3.25in" svg:height="0.50174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23" presentation:style-name="a1237" draw:name="Slide Number Placeholder 6" svg:x="4.24826in" svg:y="9.49826in" svg:width="3.25in" svg:height="0.50174in" presentation:class="page-number" presentation:placeholder="false">
          <draw:text-box>
            <text:p text:style-name="a1236" text:class-names="" text:cond-style-name=""><text:span text:style-name="a1234" text:class-names=""><text:page-number style:num-format="1" text:fixed="false">‹#›</text:page-number></text:span><text:span text:style-name="a1235" text:class-names=""/></text:p>
          </draw:text-box>
          <svg:title/>
          <svg:desc/>
        </draw:frame>
      </presentation:notes>
    </style:master-page>
    <style:handout-master style:page-layout-name="pageLayout3" draw:style-name="a1239">
      <draw:frame draw:id="id223" presentation:style-name="a1242" draw:name="Header Placeholder 1" svg:x="0in" svg:y="0in" svg:width="3.25in" svg:height="0.50174in" presentation:class="header" presentation:placeholder="false">
        <draw:text-box>
          <text:p text:style-name="a1241" text:class-names="" text:cond-style-name=""><text:span text:style-name="a1240" text:class-names=""/></text:p>
        </draw:text-box>
        <svg:title/>
        <svg:desc/>
      </draw:frame>
      <draw:frame draw:id="id224" presentation:style-name="a1247" draw:name="Date Placeholder 2" svg:x="4.24826in" svg:y="0in" svg:width="3.25in" svg:height="0.50174in" presentation:class="date-time" presentation:placeholder="false">
        <draw:text-box>
          <text:p text:style-name="a1246" text:class-names="" text:cond-style-name=""><text:span text:style-name="a1243" text:class-names=""><text:date text:fixed="false" style:data-style-name="a1244">6/4/2012</text:date></text:span><text:span text:style-name="a1245" text:class-names=""/></text:p>
        </draw:text-box>
        <svg:title/>
        <svg:desc/>
      </draw:frame>
      <draw:frame draw:id="id225" presentation:style-name="a1250" draw:name="Footer Placeholder 3" svg:x="0in" svg:y="9.49826in" svg:width="3.25in" svg:height="0.50174in" presentation:class="footer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226" presentation:style-name="a1254" draw:name="Slide Number Placeholder 4" svg:x="4.24826in" svg:y="9.49826in" svg:width="3.25in" svg:height="0.50174in" presentation:class="page-number" presentation:placeholder="false">
        <draw:text-box>
          <text:p text:style-name="a1253" text:class-names="" text:cond-style-name=""><text:span text:style-name="a1251" text:class-names=""><text:page-number style:num-format="1" text:fixed="false">‹#›</text:page-number></text:span><text:span text:style-name="a125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14-02-26T12:56:40Z</meta:creation-date>
    <dc:date>2014-02-26T12:56:50Z</dc:date>
    <meta:template xlink:href="Training%20presentation" xlink:type="simple"/>
    <meta:editing-cycles>1</meta:editing-cycles>
    <meta:editing-duration>PT0S</meta:editing-duration>
    <meta:user-defined meta:name="_TemplateID">TC034606049991</meta:user-defined>
    <meta:document-statistic meta:paragraph-count="67" meta:word-count="540"/>
  </office:meta>
</office:document-meta>
</file>